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ru" fo:country="RU"/>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ru" fo:country="RU"/>
    </style:style>
    <style:style style:name="T68" style:parent-style-name="DefaultParagraphFont" style:family="text">
      <style:text-properties style:font-name="Times New Roman" fo:font-size="14pt" style:font-size-asian="14pt" style:font-size-complex="14pt" fo:language="bg" fo:country="BG"/>
    </style:style>
    <style:style style:name="T69" style:parent-style-name="DefaultParagraphFont" style:family="text">
      <style:text-properties style:font-name="Times New Roman" fo:font-size="14pt" style:font-size-asian="14pt" style:font-size-complex="14pt" fo:language="ru" fo:country="RU"/>
    </style:style>
    <style:style style:name="P70" style:parent-style-name="Normal" style:family="paragraph">
      <style:paragraph-properties fo:text-align="justify"/>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fo:language="ru" fo:country="RU"/>
    </style:style>
    <style:style style:name="T74" style:parent-style-name="DefaultParagraphFont" style:family="text">
      <style:text-properties style:font-name="Times New Roman" fo:font-size="14pt" style:font-size-asian="14pt" style:font-size-complex="14pt" fo:language="bg" fo:country="BG"/>
    </style:style>
    <style:style style:name="T75" style:parent-style-name="DefaultParagraphFont" style:family="text">
      <style:text-properties style:font-name="Times New Roman" fo:font-size="14pt" style:font-size-asian="14pt" style:font-size-complex="14pt"/>
    </style:style>
    <style:style style:name="P76" style:parent-style-name="Normal" style:family="paragraph">
      <style:paragraph-properties fo:text-align="justify"/>
      <style:text-properties style:font-name="Times New Roman" fo:font-size="14pt" style:font-size-asian="14pt" style:font-size-complex="14pt"/>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center"/>
      <style:text-properties style:font-name="Times New Roman" fo:font-size="14pt" style:font-size-asian="14pt" style:font-size-complex="14pt" fo:language="ru" fo:country="RU"/>
    </style:style>
    <style:style style:name="P81" style:parent-style-name="Normal" style:family="paragraph">
      <style:paragraph-properties fo:text-align="justify"/>
      <style:text-properties style:font-name="Times New Roman" fo:font-size="14pt" style:font-size-asian="14pt" style:font-size-complex="14pt"/>
    </style:style>
    <style:style style:name="P82" style:parent-style-name="ListParagraph" style:family="paragraph">
      <style:text-properties style:font-name="Times New Roman" fo:font-size="14pt" style:font-size-asian="14pt" style:font-size-complex="14pt" fo:language="bg" fo:country="BG"/>
    </style:style>
    <style:style style:name="T83" style:parent-style-name="DefaultParagraphFont" style:family="text">
      <style:text-properties style:font-name="Times New Roman" style:font-size-complex="12pt" fo:language="bg" fo:country="BG"/>
    </style:style>
    <style:style style:name="T84" style:parent-style-name="DefaultParagraphFont" style:family="text">
      <style:text-properties style:font-name="Times New Roman" style:font-size-complex="12pt"/>
    </style:style>
    <style:style style:name="T85" style:parent-style-name="DefaultParagraphFont" style:family="text">
      <style:text-properties style:font-name="Times New Roman" style:font-size-complex="12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text-properties style:font-name="Times New Roman" fo:font-size="14pt" style:font-size-asian="14pt" style:font-size-complex="14pt" fo:language="bg" fo:country="BG"/>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1"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2" style:parent-style-name="ListParagraph" style:family="paragraph"/>
    <style:style style:name="T93" style:parent-style-name="DefaultParagraphFont" style:family="text">
      <style:text-properties style:font-name="Times New Roman" fo:font-size="14pt" style:font-size-asian="14pt" style:font-size-complex="14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ListParagraph"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text-properties style:font-name="Times New Roman" style:font-size-complex="12pt" fo:language="bg" fo:country="BG"/>
    </style:style>
    <style:style style:name="P104" style:parent-style-name="Normal" style:family="paragraph">
      <style:paragraph-properties fo:text-align="end"/>
    </style:style>
    <style:style style:name="T105" style:parent-style-name="DefaultParagraphFont" style:family="text">
      <style:text-properties style:font-name="Times New Roman" fo:font-size="14pt" style:font-size-asian="14pt" style:font-size-complex="14pt" fo:language="bg" fo:country="BG"/>
    </style:style>
    <style:style style:name="T106" style:parent-style-name="DefaultParagraphFont" style:family="text">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text-properties style:font-name="Times New Roman" fo:font-size="14pt" style:font-size-asian="14pt" style:font-size-complex="14pt"/>
    </style:style>
    <style:style style:name="P109" style:parent-style-name="Normal" style:family="paragraph">
      <style:paragraph-properties fo:text-align="end"/>
    </style:style>
    <style:style style:name="T110" style:parent-style-name="DefaultParagraphFont" style:family="text">
      <style:text-properties style:font-name="Times New Roman" fo:font-size="14pt" style:font-size-asian="14pt" style:font-size-complex="14pt" fo:language="bg" fo:country="BG"/>
    </style:style>
    <style:style style:name="T111" style:parent-style-name="DefaultParagraphFont" style:family="text">
      <style:text-properties style:font-name="Times New Roman" fo:font-size="14pt" style:font-size-asian="14pt" style:font-size-complex="14pt"/>
    </style:style>
    <style:style style:name="P112" style:parent-style-name="Normal" style:family="paragraph">
      <style:paragraph-properties fo:text-align="end"/>
    </style:style>
    <style:style style:name="T113" style:parent-style-name="DefaultParagraphFont" style:family="text">
      <style:text-properties style:font-name="Times New Roman" style:font-size-complex="12pt"/>
    </style:style>
    <style:style style:name="T114" style:parent-style-name="DefaultParagraphFont" style:family="text">
      <style:text-properties style:font-name="Times New Roman" style:font-size-complex="12pt" fo:language="bg" fo:country="BG"/>
    </style:style>
    <style:style style:name="T115" style:parent-style-name="DefaultParagraphFont" style:family="text">
      <style:text-properties style:font-name="Times New Roman" style:font-size-complex="12pt"/>
    </style:style>
    <style:style style:name="P116" style:parent-style-name="Normal" style:family="paragraph">
      <style:paragraph-properties fo:text-align="end"/>
      <style:text-properties style:font-name="Times New Roman" fo:font-size="14pt" style:font-size-asian="14pt" style:font-size-complex="14pt" fo:language="bg" fo:country="BG"/>
    </style:style>
    <style:style style:name="P117" style:parent-style-name="Normal" style:family="paragraph">
      <style:paragraph-properties fo:text-align="end"/>
    </style:style>
    <style:style style:name="T118" style:parent-style-name="DefaultParagraphFont" style:family="text">
      <style:text-properties style:font-name="Times New Roman" fo:font-size="14pt" style:font-size-asian="14pt" style:font-size-complex="14pt" fo:language="bg" fo:country="BG"/>
    </style:style>
    <style:style style:name="T119" style:parent-style-name="DefaultParagraphFont" style:family="text">
      <style:text-properties style:font-name="Times New Roman" fo:font-size="14pt" style:font-size-asian="14pt" style:font-size-complex="14pt"/>
    </style:style>
    <style:style style:name="P120" style:parent-style-name="Normal" style:family="paragraph">
      <style:paragraph-properties fo:text-align="end"/>
    </style:style>
    <style:style style:name="T121" style:parent-style-name="DefaultParagraphFont" style:family="text">
      <style:text-properties style:font-name="Times New Roman" style:font-size-complex="12pt"/>
    </style:style>
    <style:style style:name="T122" style:parent-style-name="DefaultParagraphFont" style:family="text">
      <style:text-properties style:font-name="Times New Roman" style:font-size-complex="12pt" fo:language="bg" fo:country="BG"/>
    </style:style>
    <style:style style:name="T123" style:parent-style-name="DefaultParagraphFont" style:family="text">
      <style:text-properties style:font-name="Times New Roman" style:font-size-complex="12pt"/>
    </style:style>
    <style:style style:name="P124" style:parent-style-name="Normal" style:family="paragraph">
      <style:paragraph-properties fo:text-align="end"/>
      <style:text-properties style:font-name="Times New Roman" fo:font-size="14pt" style:font-size-asian="14pt" style:font-size-complex="14pt" fo:language="bg" fo:country="BG"/>
    </style:style>
    <style:style style:name="P125" style:parent-style-name="Normal" style:family="paragraph">
      <style:paragraph-properties fo:break-before="page" style:punctuation-wrap="hanging" style:text-autospace="ideograph-alpha" style:vertical-align="auto" fo:margin-bottom="0.1111in" fo:line-height="104%"/>
      <style:text-properties style:font-name="Times New Roman" fo:font-size="14pt" style:font-size-asian="14pt" style:font-size-complex="14pt" fo:language="bg" fo:country="BG"/>
    </style:style>
    <style:style style:name="P126" style:parent-style-name="Normal" style:family="paragraph">
      <style:text-properties style:font-name="Times New Roman" fo:font-weight="bold" style:font-weight-asian="bold" fo:font-size="14pt" style:font-size-asian="14pt" style:font-size-complex="14pt" fo:language="bg" fo:country="BG"/>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P135" style:parent-style-name="Normal" style:family="paragraph">
      <style:paragraph-properties fo:line-height="120%"/>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fo:language="bg" fo:country="BG"/>
    </style:style>
    <style:style style:name="P142" style:parent-style-name="Normal" style:family="paragraph">
      <style:paragraph-properties fo:line-height="120%"/>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T149" style:parent-style-name="DefaultParagraphFont" style:family="text">
      <style:text-properties style:font-name="Times New Roman" style:font-size-complex="12pt"/>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fo:language="bg" fo:country="BG"/>
    </style:style>
    <style:style style:name="P154" style:parent-style-name="Normal" style:family="paragraph">
      <style:paragraph-properties fo:line-height="120%"/>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T158" style:parent-style-name="DefaultParagraphFont" style:family="text">
      <style:text-properties style:font-name="Times New Roman" style:font-size-complex="12pt"/>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fo:language="bg" fo:country="BG"/>
    </style:style>
    <style:style style:name="P161" style:parent-style-name="Normal" style:family="paragraph">
      <style:text-properties style:font-name="Times New Roman" fo:font-size="14pt" style:font-size-asian="14pt" style:font-size-complex="14pt" fo:language="bg" fo:country="BG"/>
    </style:style>
    <style:style style:name="P162" style:parent-style-name="Normal" style:family="paragraph">
      <style:text-properties style:font-name="Times New Roman" fo:font-weight="bold" style:font-weight-asian="bold" fo:font-size="14pt" style:font-size-asian="14pt" style:font-size-complex="14pt" fo:language="bg" fo:country="BG"/>
    </style:style>
    <style:style style:name="P163" style:parent-style-name="Normal" style:family="paragraph">
      <style:paragraph-properties fo:line-height="120%"/>
    </style:style>
    <style:style style:name="T164" style:parent-style-name="DefaultParagraphFont" style:family="text">
      <style:text-properties style:font-name="Times New Roman" style:font-size-complex="12pt" fo:language="bg" fo:country="BG"/>
    </style:style>
    <style:style style:name="T165" style:parent-style-name="DefaultParagraphFont" style:family="text">
      <style:text-properties style:font-name="Times New Roman" style:font-size-complex="12pt"/>
    </style:style>
    <style:style style:name="T166" style:parent-style-name="DefaultParagraphFont" style:family="text">
      <style:text-properties style:font-name="Times New Roman" style:font-size-complex="12pt" fo:language="bg" fo:country="BG"/>
    </style:style>
    <style:style style:name="T167" style:parent-style-name="DefaultParagraphFont" style:family="text">
      <style:text-properties style:font-name="Times New Roman" style:font-size-complex="12pt" fo:language="bg" fo:country="BG"/>
    </style:style>
    <style:style style:name="T168" style:parent-style-name="DefaultParagraphFont" style:family="text">
      <style:text-properties style:font-name="Times New Roman" style:font-size-complex="12pt"/>
    </style:style>
    <style:style style:name="T169" style:parent-style-name="DefaultParagraphFont" style:family="text">
      <style:text-properties style:font-name="Times New Roman" style:font-size-complex="12pt" fo:language="bg" fo:country="BG"/>
    </style:style>
    <style:style style:name="P170" style:parent-style-name="Normal" style:family="paragraph">
      <style:paragraph-properties fo:break-before="page" style:punctuation-wrap="hanging" style:text-autospace="ideograph-alpha" style:vertical-align="auto" fo:margin-bottom="0.1111in" fo:line-height="104%"/>
      <style:text-properties style:font-name="Times New Roman" style:font-size-complex="12pt" fo:language="bg" fo:country="BG"/>
    </style:style>
    <style:style style:name="P1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2" style:parent-style-name="Normal" style:family="paragraph">
      <style:paragraph-properties fo:line-height="120%"/>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T174" style:parent-style-name="DefaultParagraphFont" style:family="text">
      <style:text-properties style:font-name="Times New Roman" fo:font-weight="bold" style:font-weight-asian="bold" fo:font-size="16pt" style:font-size-asian="16pt" style:font-size-complex="14pt"/>
    </style:style>
    <style:style style:name="T175" style:parent-style-name="DefaultParagraphFont" style:family="text">
      <style:text-properties style:font-name="Times New Roman" fo:font-weight="bold" style:font-weight-asian="bold" fo:font-size="16pt" style:font-size-asian="16pt" style:font-size-complex="14pt" fo:language="bg" fo:country="BG"/>
    </style:style>
    <style:style style:name="T176" style:parent-style-name="DefaultParagraphFont" style:family="text">
      <style:text-properties style:font-name="Times New Roman" fo:font-weight="bold" style:font-weight-asian="bold" fo:font-size="16pt" style:font-size-asian="16pt" style:font-size-complex="14pt"/>
    </style:style>
    <style:style style:name="T177" style:parent-style-name="DefaultParagraphFont" style:family="text">
      <style:text-properties style:font-name="Times New Roman" fo:font-weight="bold" style:font-weight-asian="bold" fo:font-size="16pt" style:font-size-asian="16pt" style:font-size-complex="14pt" fo:language="bg" fo:country="BG"/>
    </style:style>
    <style:style style:name="T178" style:parent-style-name="DefaultParagraphFont" style:family="text">
      <style:text-properties style:font-name="Times New Roman" fo:font-weight="bold" style:font-weight-asian="bold" fo:font-size="16pt" style:font-size-asian="16pt" style:font-size-complex="14pt"/>
    </style:style>
    <style:style style:name="T179" style:parent-style-name="DefaultParagraphFont" style:family="text">
      <style:text-properties style:font-name="Times New Roman" fo:font-weight="bold" style:font-weight-asian="bold" fo:font-size="16pt" style:font-size-asian="16pt" style:font-size-complex="14pt" fo:language="bg" fo:country="BG"/>
    </style:style>
    <style:style style:name="P180" style:parent-style-name="Normal" style:family="paragraph">
      <style:text-properties style:font-name="Times New Roman" style:font-size-complex="12pt" fo:language="bg" fo:country="BG"/>
    </style:style>
    <style:style style:name="T181" style:parent-style-name="DefaultParagraphFont" style:family="text">
      <style:text-properties style:font-name="Times New Roman" fo:font-weight="bold" style:font-weight-asian="bold" fo:font-size="14pt" style:font-size-asian="14pt" style:font-size-complex="14pt" fo:language="bg" fo:country="BG"/>
    </style:style>
    <style:style style:name="T182" style:parent-style-name="DefaultParagraphFont" style:family="text">
      <style:text-properties style:font-name="Times New Roman" fo:font-weight="bold" style:font-weight-asian="bold" fo:font-size="14pt" style:font-size-asian="14pt" style:font-size-complex="14pt"/>
    </style:style>
    <style:style style:name="T183" style:parent-style-name="DefaultParagraphFont" style:family="text">
      <style:text-properties style:font-name="Times New Roman" fo:font-weight="bold" style:font-weight-asian="bold" fo:font-size="14pt" style:font-size-asian="14pt" style:font-size-complex="14pt" fo:language="bg" fo:country="BG"/>
    </style:style>
    <style:style style:name="P184" style:parent-style-name="Normal" style:family="paragraph">
      <style:text-properties style:font-name="Times New Roman" fo:font-weight="bold" style:font-weight-asian="bold" fo:font-size="14pt" style:font-size-asian="14pt" style:font-size-complex="14pt" fo:language="bg" fo:country="BG"/>
    </style:style>
    <style:style style:name="P185" style:parent-style-name="Normal" style:family="paragraph">
      <style:text-properties style:font-name="Times New Roman" fo:font-size="14pt" style:font-size-asian="14pt" style:font-size-complex="14pt" fo:language="bg" fo:country="BG"/>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Paragraph" style:family="paragraph">
      <style:text-properties fo:font-size="14pt" style:font-size-asian="14pt"/>
    </style:style>
    <style:style style:name="P191" style:parent-style-name="Paragraph" style:family="paragraph">
      <style:text-properties fo:font-size="14pt" style:font-size-asian="14pt"/>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Paragraph" style:family="paragraph"/>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Paragraph" style:family="paragraph"/>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style:font-name="Times New Roman" style:font-size-complex="14pt"/>
    </style:style>
    <style:style style:name="P208" style:parent-style-name="Normal" style:family="paragraph">
      <style:text-properties style:font-name="Times New Roman" fo:font-size="14pt" style:font-size-asian="14pt" style:font-size-complex="14pt" fo:language="bg" fo:country="BG"/>
    </style:style>
    <style:style style:name="P209" style:parent-style-name="Paragraph" style:family="paragraph">
      <style:paragraph-properties fo:margin-left="0.35in">
        <style:tab-stops/>
      </style:paragraph-properties>
    </style:style>
    <style:style style:name="T210" style:parent-style-name="DefaultParagraphFont" style:family="text">
      <style:text-properties fo:language="en" fo:country="US"/>
    </style:style>
    <style:style style:name="P211" style:parent-style-name="Paragraph" style:family="paragraph">
      <style:paragraph-properties fo:margin-left="0.35in">
        <style:tab-stops/>
      </style:paragraph-properties>
    </style:style>
    <style:style style:name="T212" style:parent-style-name="DefaultParagraphFont" style:family="text">
      <style:text-properties fo:language="en" fo:country="US"/>
    </style:style>
    <style:style style:name="P213" style:parent-style-name="Paragraph" style:family="paragraph"/>
    <style:style style:name="P214" style:parent-style-name="Paragraph" style:family="paragraph">
      <style:paragraph-properties fo:margin-left="0.6in">
        <style:tab-stops/>
      </style:paragraph-properties>
    </style:style>
    <style:style style:name="T215" style:parent-style-name="DefaultParagraphFont" style:family="text">
      <style:text-properties fo:font-style="italic" style:font-style-asian="italic" fo:language="en" fo:country="US"/>
    </style:style>
    <style:style style:name="T216" style:parent-style-name="DefaultParagraphFont" style:family="text">
      <style:text-properties fo:font-style="italic" style:font-style-asian="italic"/>
    </style:style>
    <style:style style:name="T217" style:parent-style-name="DefaultParagraphFont" style:family="text">
      <style:text-properties fo:font-style="italic" style:font-style-asian="italic" fo:language="en" fo:country="U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font-style="italic" style:font-style-asian="italic"/>
    </style:style>
    <style:style style:name="T224" style:parent-style-name="DefaultParagraphFont" style:family="text">
      <style:text-properties fo:font-style="italic" style:font-style-asian="italic" fo:language="en" fo:country="US"/>
    </style:style>
    <style:style style:name="T225" style:parent-style-name="DefaultParagraphFont" style:family="text">
      <style:text-properties fo:language="en" fo:country="US"/>
    </style:style>
    <style:style style:name="P226" style:parent-style-name="Paragraph" style:family="paragraph"/>
    <style:style style:name="P227" style:parent-style-name="Paragraph" style:family="paragraph">
      <style:paragraph-properties fo:margin-left="0.6in">
        <style:tab-stops/>
      </style:paragraph-properties>
    </style:style>
    <style:style style:name="T228" style:parent-style-name="DefaultParagraphFont" style:family="text">
      <style:text-properties fo:font-weight="bold" style:font-weight-asian="bold" fo:language="en" fo:country="US"/>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fo:language="en" fo:country="US"/>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fo:language="en" fo:country="US"/>
    </style:style>
    <style:style style:name="T234" style:parent-style-name="DefaultParagraphFont" style:family="text">
      <style:text-properties fo:font-weight="bold" style:font-weight-asian="bold" fo:language="en" fo:country="US"/>
    </style:style>
    <style:style style:name="P235" style:parent-style-name="Paragraph" style:family="paragraph">
      <style:paragraph-properties fo:margin-left="0.6in">
        <style:tab-stops/>
      </style:paragraph-propertie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style:style>
    <style:style style:name="T238" style:parent-style-name="DefaultParagraphFont" style:family="text">
      <style:text-properties fo:font-style="italic" style:font-style-asian="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fo:language="en" fo:country="US"/>
    </style:style>
    <style:style style:name="T241" style:parent-style-name="DefaultParagraphFont" style:family="text">
      <style:text-properties fo:font-style="italic" style:font-style-asian="italic"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fo:language="en" fo:country="US"/>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weight="bold" style:font-weight-asian="bold" fo:language="en" fo:country="US"/>
    </style:style>
    <style:style style:name="T247" style:parent-style-name="DefaultParagraphFont" style:family="text">
      <style:text-properties fo:language="en" fo:country="US"/>
    </style:style>
    <style:style style:name="P248" style:parent-style-name="Paragraph" style:family="paragraph">
      <style:paragraph-properties fo:margin-left="0.6in">
        <style:tab-stops/>
      </style:paragraph-properties>
    </style:style>
    <style:style style:name="T249" style:parent-style-name="DefaultParagraphFont" style:family="text">
      <style:text-properties fo:font-weight="bold" style:font-weight-asian="bold"/>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P252" style:parent-style-name="Paragraph" style:family="paragraph"/>
    <style:style style:name="P253" style:parent-style-name="Paragraph" style:family="paragraph">
      <style:paragraph-properties fo:margin-left="0.6in">
        <style:tab-stops/>
      </style:paragraph-propertie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font-style="italic" style:font-style-asian="italic" fo:language="en" fo:country="US"/>
    </style:style>
    <style:style style:name="T256" style:parent-style-name="DefaultParagraphFont" style:family="text">
      <style:text-properties fo:font-style="italic" style:font-style-asian="italic" fo:language="en" fo:country="US"/>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P263" style:parent-style-name="Paragraph" style:family="paragraph">
      <style:paragraph-properties fo:margin-left="0.6in">
        <style:tab-stops/>
      </style:paragraph-properties>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style style:name="P271" style:parent-style-name="Paragraph" style:family="paragraph">
      <style:paragraph-properties fo:margin-left="0.6in">
        <style:tab-stops/>
      </style:paragraph-properties>
    </style:style>
    <style:style style:name="T272" style:parent-style-name="DefaultParagraphFont" style:family="text">
      <style:text-properties fo:font-weight="bold" style:font-weight-asian="bold" fo:language="en" fo:country="US"/>
    </style:style>
    <style:style style:name="T273" style:parent-style-name="DefaultParagraphFont" style:family="text">
      <style:text-properties fo:font-style="italic" style:font-style-asian="italic" fo:language="en" fo:country="US"/>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fo:language="en" fo:country="US"/>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fo:language="en" fo:country="US"/>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language="en" fo:country="US"/>
    </style:style>
    <style:style style:name="P284" style:parent-style-name="Paragraph" style:family="paragraph">
      <style:paragraph-properties fo:margin-left="0.6in">
        <style:tab-stops/>
      </style:paragraph-properties>
    </style:style>
    <style:style style:name="P285" style:parent-style-name="Paragraph" style:family="paragraph">
      <style:paragraph-properties fo:margin-left="0.6in">
        <style:tab-stops/>
      </style:paragraph-properties>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fo:language="en" fo:country="US"/>
    </style:style>
    <style:style style:name="T288" style:parent-style-name="DefaultParagraphFont" style:family="text">
      <style:text-properties fo:font-style="italic" style:font-style-asian="italic" fo:language="en" fo:country="US"/>
    </style:style>
    <style:style style:name="T289" style:parent-style-name="DefaultParagraphFont" style:family="text">
      <style:text-properties fo:font-weight="bold" style:font-weight-asian="bold" fo:language="en" fo:country="US"/>
    </style:style>
    <style:style style:name="T290" style:parent-style-name="DefaultParagraphFont" style:family="text">
      <style:text-properties fo:font-style="italic" style:font-style-asian="italic" fo:language="en" fo:country="US"/>
    </style:style>
    <style:style style:name="T291" style:parent-style-name="DefaultParagraphFont" style:family="text">
      <style:text-properties fo:language="en" fo:country="US"/>
    </style:style>
    <style:style style:name="T292" style:parent-style-name="DefaultParagraphFont" style:family="text">
      <style:text-properties style:font-name="Wingdings" style:font-name-asian="Wingdings" style:font-name-complex="Wingdings" fo:language="en" fo:country="US"/>
    </style:style>
    <style:style style:name="T293" style:parent-style-name="DefaultParagraphFont" style:family="text">
      <style:text-properties fo:language="en" fo:country="US"/>
    </style:style>
    <style:style style:name="T294" style:parent-style-name="DefaultParagraphFont" style:family="text">
      <style:text-properties style:font-name="Wingdings" style:font-name-asian="Wingdings" style:font-name-complex="Wingdings" fo:language="en" fo:country="US"/>
    </style:style>
    <style:style style:name="T295" style:parent-style-name="DefaultParagraphFont" style:family="text">
      <style:text-properties fo:language="en" fo:country="US"/>
    </style:style>
    <style:style style:name="P296" style:parent-style-name="Paragraph" style:family="paragraph"/>
    <style:style style:name="P297" style:parent-style-name="Paragraph" style:family="paragraph">
      <style:paragraph-properties fo:margin-left="0.2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paragraph-properties fo:margin-left="0.25in">
        <style:tab-stops/>
      </style:paragraph-properties>
    </style:style>
    <style:style style:name="P302" style:parent-style-name="Paragraph" style:family="paragraph">
      <style:paragraph-properties fo:margin-left="0.25in">
        <style:tab-stops/>
      </style:paragraph-properties>
    </style:style>
    <style:style style:name="P303" style:parent-style-name="Paragraph" style:family="paragraph">
      <style:paragraph-properties fo:margin-left="0.25in">
        <style:tab-stops/>
      </style:paragraph-properties>
    </style:style>
    <style:style style:name="P304" style:parent-style-name="Paragraph" style:family="paragraph">
      <style:paragraph-properties fo:margin-left="0.25in">
        <style:tab-stops/>
      </style:paragraph-properties>
    </style:style>
    <style:style style:name="P305" style:parent-style-name="Paragraph" style:family="paragraph"/>
    <style:style style:name="T306" style:parent-style-name="DefaultParagraphFont" style:family="text">
      <style:text-properties fo:language="en" fo:country="US"/>
    </style:style>
    <style:style style:name="P307" style:parent-style-name="Paragraph" style:family="paragraph">
      <style:paragraph-properties fo:margin-left="0.75in">
        <style:tab-stops/>
      </style:paragraph-properties>
    </style:style>
    <style:style style:name="P308" style:parent-style-name="Paragraph" style:family="paragraph">
      <style:text-properties fo:language="en" fo:country="US"/>
    </style:style>
    <style:style style:name="P309" style:parent-style-name="Paragraph" style:family="paragraph">
      <style:paragraph-properties fo:margin-left="0.75in">
        <style:tab-stops/>
      </style:paragraph-propertie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P313" style:parent-style-name="Paragraph" style:family="paragraph">
      <style:text-properties fo:language="en" fo:country="US"/>
    </style:style>
    <style:style style:name="P314" style:parent-style-name="Paragraph" style:family="paragraph">
      <style:paragraph-properties fo:margin-left="0.75in">
        <style:tab-stops/>
      </style:paragraph-propertie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P319" style:parent-style-name="Paragraph" style:family="paragraph">
      <style:text-properties fo:language="en" fo:country="US"/>
    </style:style>
    <style:style style:name="P320" style:parent-style-name="Paragraph" style:family="paragraph">
      <style:paragraph-properties fo:margin-left="0.75in">
        <style:tab-stops/>
      </style:paragraph-propertie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P324" style:parent-style-name="Paragraph" style:family="paragraph">
      <style:text-properties fo:language="en" fo:country="US"/>
    </style:style>
    <style:style style:name="P325" style:parent-style-name="Paragraph" style:family="paragraph">
      <style:paragraph-properties fo:margin-left="0.75in">
        <style:tab-stops/>
      </style:paragraph-propertie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P336" style:parent-style-name="Paragraph" style:family="paragraph">
      <style:text-properties fo:language="en" fo:country="US"/>
    </style:style>
    <style:style style:name="P337" style:parent-style-name="Paragraph" style:family="paragraph">
      <style:paragraph-properties fo:margin-left="0.75in">
        <style:tab-stops/>
      </style:paragraph-properties>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75in">
        <style:tab-stops/>
      </style:paragraph-properties>
      <style:text-properties fo:language="en" fo:country="US"/>
    </style:style>
    <style:style style:name="P346" style:parent-style-name="Paragraph" style:family="paragraph">
      <style:paragraph-properties fo:text-indent="0.5in"/>
    </style:style>
    <style:style style:name="T347" style:parent-style-name="DefaultParagraphFont" style:family="text">
      <style:text-properties fo:font-weight="bold" style:font-weight-asian="bold" fo:language="en" fo:country="US"/>
    </style:style>
    <style:style style:name="T348" style:parent-style-name="DefaultParagraphFont" style:family="text">
      <style:text-properties fo:font-weight="bold" style:font-weight-asian="bold"/>
    </style:style>
    <style:style style:name="P349" style:parent-style-name="Paragraph" style:family="paragraph">
      <style:paragraph-properties fo:text-indent="0.5i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Paragraph" style:family="paragraph">
      <style:text-properties fo:language="en" fo:country="US"/>
    </style:style>
    <style:style style:name="P363" style:parent-style-name="Paragraph" style:family="paragraph">
      <style:paragraph-properties fo:margin-left="0.75in">
        <style:tab-stops/>
      </style:paragraph-propertie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language="en" fo:country="US"/>
    </style:style>
    <style:style style:name="P370" style:parent-style-name="Paragraph" style:family="paragraph">
      <style:paragraph-properties fo:margin-left="0.5in">
        <style:tab-stops/>
      </style:paragraph-properties>
    </style:style>
    <style:style style:name="P371" style:parent-style-name="Paragraph" style:family="paragraph"/>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P379" style:parent-style-name="Paragraph" style:family="paragraph"/>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P383" style:parent-style-name="Paragraph" style:family="paragraph">
      <style:paragraph-properties fo:margin-left="0.5in">
        <style:tab-stops/>
      </style:paragraph-properties>
    </style:style>
    <style:style style:name="T384" style:parent-style-name="DefaultParagraphFont" style:family="text">
      <style:text-properties fo:language="en" fo:country="US"/>
    </style:style>
    <style:style style:name="P385" style:parent-style-name="Paragraph" style:family="paragraph">
      <style:paragraph-properties fo:margin-left="0.5in">
        <style:tab-stops/>
      </style:paragraph-properties>
    </style:style>
    <style:style style:name="P386" style:parent-style-name="Paragraph" style:family="paragraph"/>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style style:name="T391" style:parent-style-name="DefaultParagraphFont" style:family="text">
      <style:text-properties fo:language="en" fo:country="US"/>
    </style:style>
    <style:style style:name="P392" style:parent-style-name="Paragraph" style:family="paragraph"/>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P396" style:parent-style-name="Paragraph" style:family="paragraph"/>
    <style:style style:name="T397" style:parent-style-name="DefaultParagraphFont" style:family="text">
      <style:text-properties fo:language="en" fo:country="US"/>
    </style:style>
    <style:style style:name="P398" style:parent-style-name="Paragraph" style:family="paragraph">
      <style:paragraph-properties fo:margin-left="0.5in">
        <style:tab-stops/>
      </style:paragraph-properties>
    </style:style>
    <style:style style:name="T399" style:parent-style-name="DefaultParagraphFont" style:family="text">
      <style:text-properties fo:font-style="italic" style:font-style-asian="italic"/>
    </style:style>
    <style:style style:name="P400" style:parent-style-name="Paragraph" style:family="paragraph"/>
    <style:style style:name="T401" style:parent-style-name="DefaultParagraphFont" style:family="text">
      <style:text-properties fo:language="en" fo:country="US"/>
    </style:style>
    <style:style style:name="P402" style:parent-style-name="Paragraph" style:family="paragraph">
      <style:paragraph-properties fo:margin-left="0.7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75in">
        <style:tab-stops/>
      </style:paragraph-properties>
    </style:style>
    <style:style style:name="P406" style:parent-style-name="Paragraph" style:family="paragraph">
      <style:paragraph-properties fo:margin-left="0.75in">
        <style:tab-stops/>
      </style:paragraph-properties>
    </style:style>
    <style:style style:name="T407" style:parent-style-name="DefaultParagraphFont" style:family="text">
      <style:text-properties fo:font-weight="bold" style:font-weight-asian="bold" fo:language="en" fo:country="US"/>
    </style:style>
    <style:style style:name="P408" style:parent-style-name="Paragraph" style:family="paragraph">
      <style:paragraph-properties fo:margin-left="0.75in">
        <style:tab-stops/>
      </style:paragraph-properties>
    </style:style>
    <style:style style:name="P409" style:parent-style-name="Paragraph" style:family="paragraph"/>
    <style:style style:name="T410" style:parent-style-name="DefaultParagraphFont" style:family="text">
      <style:text-properties fo:language="en" fo:country="US"/>
    </style:style>
    <style:style style:name="P411" style:parent-style-name="Paragraph" style:family="paragraph">
      <style:paragraph-properties fo:margin-left="0.3125in">
        <style:tab-stops/>
      </style:paragraph-propertie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31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P427" style:parent-style-name="Paragraph" style:family="paragraph">
      <style:paragraph-properties fo:margin-left="0.3125in">
        <style:tab-stops/>
      </style:paragraph-propertie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P430" style:parent-style-name="Paragraph" style:family="paragraph">
      <style:paragraph-properties fo:margin-left="0.3125in">
        <style:tab-stops/>
      </style:paragraph-properties>
      <style:text-properties fo:font-weight="bold" style:font-weight-asian="bold"/>
    </style:style>
    <style:style style:name="P431" style:parent-style-name="Paragraph" style:family="paragraph">
      <style:paragraph-properties fo:margin-left="0.3125in">
        <style:tab-stops/>
      </style:paragraph-propertie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language="en" fo:country="US"/>
    </style:style>
    <style:style style:name="P436" style:parent-style-name="Paragraph" style:family="paragraph">
      <style:paragraph-properties fo:margin-left="0.5625in">
        <style:tab-stops/>
      </style:paragraph-propertie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P439" style:parent-style-name="Paragraph" style:family="paragraph">
      <style:paragraph-properties fo:margin-left="0.5625in">
        <style:tab-stops/>
      </style:paragraph-propertie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5625in">
        <style:tab-stops/>
      </style:paragraph-properties>
    </style:style>
    <style:style style:name="T447" style:parent-style-name="DefaultParagraphFont" style:family="text">
      <style:text-properties fo:language="en" fo:country="US"/>
    </style:style>
    <style:style style:name="P448" style:parent-style-name="Paragraph" style:family="paragraph">
      <style:paragraph-properties fo:margin-left="0.5625in">
        <style:tab-stops/>
      </style:paragraph-propertie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5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P457" style:parent-style-name="Paragraph" style:family="paragraph">
      <style:paragraph-properties fo:margin-left="0.5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P461" style:parent-style-name="Paragraph" style:family="paragraph">
      <style:paragraph-properties fo:margin-left="0.5625in">
        <style:tab-stops/>
      </style:paragraph-propertie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5625in">
        <style:tab-stops/>
      </style:paragraph-properties>
    </style:style>
    <style:style style:name="T465" style:parent-style-name="DefaultParagraphFont" style:family="text">
      <style:text-properties fo:language="en" fo:country="US"/>
    </style:style>
    <style:style style:name="P466" style:parent-style-name="Paragraph" style:family="paragraph">
      <style:paragraph-properties fo:margin-left="0.5625in">
        <style:tab-stops/>
      </style:paragraph-propertie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P469" style:parent-style-name="Paragraph" style:family="paragraph">
      <style:paragraph-properties fo:margin-left="0.5625in">
        <style:tab-stops/>
      </style:paragraph-propertie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P477" style:parent-style-name="Paragraph" style:family="paragraph">
      <style:paragraph-properties fo:margin-left="0.56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P480" style:parent-style-name="Paragraph" style:family="paragraph">
      <style:paragraph-properties fo:margin-left="0.562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P484" style:parent-style-name="Paragraph" style:family="paragraph">
      <style:paragraph-properties fo:margin-left="0.5625in">
        <style:tab-stops/>
      </style:paragraph-propertie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P488" style:parent-style-name="Paragraph" style:family="paragraph">
      <style:paragraph-properties fo:margin-left="0.1875in" fo:text-indent="0.1875in">
        <style:tab-stops/>
      </style:paragraph-properties>
      <style:text-properties fo:font-weight="bold" style:font-weight-asian="bold"/>
    </style:style>
    <style:style style:name="P489" style:parent-style-name="Paragraph" style:family="paragraph">
      <style:paragraph-properties fo:margin-left="0.375in">
        <style:tab-stops/>
      </style:paragraph-propertie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P492" style:parent-style-name="Paragraph" style:family="paragraph">
      <style:paragraph-properties fo:margin-left="0.625in">
        <style:tab-stops/>
      </style:paragraph-propertie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P500" style:parent-style-name="Paragraph" style:family="paragraph">
      <style:paragraph-properties fo:margin-left="0.625in">
        <style:tab-stops/>
      </style:paragraph-propertie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P503" style:parent-style-name="Paragraph" style:family="paragraph">
      <style:paragraph-properties fo:margin-left="0.625in">
        <style:tab-stops/>
      </style:paragraph-propertie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2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P511" style:parent-style-name="Paragraph" style:family="paragraph">
      <style:paragraph-properties fo:margin-left="0.6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625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P518" style:parent-style-name="Paragraph" style:family="paragraph">
      <style:paragraph-properties fo:margin-left="1.125in">
        <style:tab-stops/>
      </style:paragraph-properties>
    </style:style>
    <style:style style:name="T519" style:parent-style-name="DefaultParagraphFont" style:family="text">
      <style:text-properties fo:language="en" fo:country="US"/>
    </style:style>
    <style:style style:name="P520" style:parent-style-name="Paragraph" style:family="paragraph">
      <style:paragraph-properties fo:margin-left="1.125in">
        <style:tab-stops/>
      </style:paragraph-propertie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language="en" fo:country="US"/>
    </style:style>
    <style:style style:name="T525" style:parent-style-name="DefaultParagraphFont" style:family="text">
      <style:text-properties fo:language="en" fo:country="US"/>
    </style:style>
    <style:style style:name="P526" style:parent-style-name="Paragraph" style:family="paragraph">
      <style:paragraph-properties fo:margin-left="1.125in">
        <style:tab-stops/>
      </style:paragraph-propertie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P530" style:parent-style-name="Paragraph" style:family="paragraph">
      <style:paragraph-properties fo:margin-left="0.62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font-weight="bold" style:font-weight-asian="bold" fo:language="en" fo:country="U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P536" style:parent-style-name="Paragraph" style:family="paragraph">
      <style:paragraph-properties fo:margin-left="0.375in">
        <style:tab-stops/>
      </style:paragraph-properties>
    </style:style>
    <style:style style:name="T537" style:parent-style-name="DefaultParagraphFont" style:family="text">
      <style:text-properties fo:font-weight="bold" style:font-weight-asian="bold" fo:language="en" fo:country="US"/>
    </style:style>
    <style:style style:name="T538" style:parent-style-name="DefaultParagraphFont" style:family="text">
      <style:text-properties fo:font-weight="bold" style:font-weight-asian="bold"/>
    </style:style>
    <style:style style:name="P539" style:parent-style-name="Paragraph" style:family="paragraph">
      <style:paragraph-properties fo:margin-left="0.375in">
        <style:tab-stops/>
      </style:paragraph-properties>
    </style:style>
    <style:style style:name="T540" style:parent-style-name="DefaultParagraphFont" style:family="text">
      <style:text-propertie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P543" style:parent-style-name="Paragraph" style:family="paragraph">
      <style:paragraph-properties fo:margin-left="0.375in">
        <style:tab-stops/>
      </style:paragraph-properties>
    </style:style>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T547" style:parent-style-name="DefaultParagraphFont" style:family="text">
      <style:text-properties fo:language="en" fo:country="U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P550" style:parent-style-name="Paragraph" style:family="paragraph">
      <style:paragraph-properties fo:margin-left="0.65in">
        <style:tab-stops/>
      </style:paragraph-properties>
    </style:style>
    <style:style style:name="T551" style:parent-style-name="DefaultParagraphFont" style:family="text">
      <style:text-properties fo:language="en" fo:country="US"/>
    </style:style>
    <style:style style:name="T552" style:parent-style-name="DefaultParagraphFont" style:family="text">
      <style:text-properties fo:language="en" fo:country="US"/>
    </style:style>
    <style:style style:name="P553" style:parent-style-name="Paragraph" style:family="paragraph">
      <style:paragraph-properties fo:margin-left="0.65in">
        <style:tab-stops/>
      </style:paragraph-propertie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65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4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P565" style:parent-style-name="Paragraph" style:family="paragraph">
      <style:paragraph-properties fo:margin-left="0.4in">
        <style:tab-stops/>
      </style:paragraph-propertie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T568" style:parent-style-name="DefaultParagraphFont" style:family="text">
      <style:text-properties fo:language="en" fo:country="US"/>
    </style:style>
    <style:style style:name="T569" style:parent-style-name="DefaultParagraphFont" style:family="text">
      <style:text-properties fo:language="en" fo:country="US"/>
    </style:style>
    <style:style style:name="P570" style:parent-style-name="Paragraph" style:family="paragraph">
      <style:paragraph-properties fo:margin-left="0.65in">
        <style:tab-stops/>
      </style:paragraph-properties>
    </style:style>
    <style:style style:name="T571" style:parent-style-name="DefaultParagraphFont" style:family="text">
      <style:text-properties fo:language="en" fo:country="US"/>
    </style:style>
    <style:style style:name="T572" style:parent-style-name="DefaultParagraphFont" style:family="text">
      <style:text-properties fo:language="en" fo:country="US"/>
    </style:style>
    <style:style style:name="T573" style:parent-style-name="DefaultParagraphFont" style:family="text">
      <style:text-properties fo:language="en" fo:country="US"/>
    </style:style>
    <style:style style:name="P574" style:parent-style-name="Paragraph" style:family="paragraph"/>
    <style:style style:name="T575" style:parent-style-name="DefaultParagraphFont" style:family="text">
      <style:text-properties fo:language="en" fo:country="US"/>
    </style:style>
    <style:style style:name="T576" style:parent-style-name="DefaultParagraphFont" style:family="text">
      <style:text-properties fo:language="en" fo:country="US"/>
    </style:style>
    <style:style style:name="T577" style:parent-style-name="DefaultParagraphFont" style:family="text">
      <style:text-properties fo:language="en" fo:country="US"/>
    </style:style>
    <style:style style:name="P578" style:parent-style-name="Paragraph" style:family="paragraph"/>
    <style:style style:name="T579" style:parent-style-name="DefaultParagraphFont" style:family="text">
      <style:text-properties fo:language="en" fo:country="US"/>
    </style:style>
    <style:style style:name="P580" style:parent-style-name="Paragraph" style:family="paragraph"/>
    <style:style style:name="T581" style:parent-style-name="DefaultParagraphFont" style:family="text">
      <style:text-properties fo:language="en" fo:country="U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paragraph-properties fo:margin-left="1.25in">
        <style:tab-stops/>
      </style:paragraph-properties>
    </style:style>
    <style:style style:name="P587" style:parent-style-name="Paragraph" style:family="paragraph">
      <style:paragraph-properties fo:margin-left="0.3097in">
        <style:tab-stops/>
      </style:paragraph-propertie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paragraph-properties fo:margin-left="0.3097in">
        <style:tab-stops/>
      </style:paragraph-properties>
    </style:style>
    <style:style style:name="P591" style:parent-style-name="Paragraph" style:family="paragraph">
      <style:paragraph-properties fo:margin-left="0.3097in">
        <style:tab-stops/>
      </style:paragraph-properties>
    </style:style>
    <style:style style:name="P592" style:parent-style-name="Paragraph" style:family="paragraph"/>
    <style:style style:name="T593" style:parent-style-name="DefaultParagraphFont" style:family="text">
      <style:text-properties fo:language="en" fo:country="US"/>
    </style:style>
    <style:style style:name="T594" style:parent-style-name="DefaultParagraphFont" style:family="text">
      <style:text-properties fo:language="en" fo:country="US"/>
    </style:style>
    <style:style style:name="T595" style:parent-style-name="DefaultParagraphFont" style:family="text">
      <style:text-properties fo:language="en" fo:country="US"/>
    </style:style>
    <style:style style:name="P596" style:parent-style-name="Paragraph" style:family="paragraph"/>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style>
    <style:style style:name="P600" style:parent-style-name="Paragraph" style:family="paragraph"/>
    <style:style style:name="P601" style:parent-style-name="Paragraph" style:family="paragraph"/>
    <style:style style:name="P602" style:parent-style-name="Paragraph" style:family="paragraph"/>
    <style:style style:name="P603" style:parent-style-name="Paragraph" style:family="paragraph"/>
    <style:style style:name="P604" style:parent-style-name="Paragraph" style:family="paragraph">
      <style:paragraph-properties fo:margin-left="0.3097in">
        <style:tab-stops/>
      </style:paragraph-properties>
    </style:style>
    <style:style style:name="P605" style:parent-style-name="Paragraph" style:family="paragraph">
      <style:paragraph-properties fo:margin-left="0.3097in">
        <style:tab-stops/>
      </style:paragraph-properties>
    </style:style>
    <style:style style:name="P606" style:parent-style-name="Paragraph" style:family="paragraph">
      <style:paragraph-properties fo:margin-left="0.3097in">
        <style:tab-stops/>
      </style:paragraph-propertie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paragraph-properties fo:margin-left="0.3097in">
        <style:tab-stops/>
      </style:paragraph-properties>
      <style:text-properties fo:language="en" fo:country="US"/>
    </style:style>
    <style:style style:name="TableColumn611" style:family="table-column">
      <style:table-column-properties style:column-width="6.2152in"/>
    </style:style>
    <style:style style:name="Table610" style:family="table">
      <style:table-properties style:width="6.2152in" fo:margin-left="0.3097in" table:align="left"/>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P614" style:parent-style-name="Paragraph" style:family="paragraph">
      <style:text-properties fo:font-weight="bold" style:font-weight-asian="bold" fo:font-size="11pt" style:font-size-asian="11p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T617" style:parent-style-name="DefaultParagraphFont" style:family="text">
      <style:text-properties fo:font-size="11pt" style:font-size-asian="11pt"/>
    </style:style>
    <style:style style:name="T618" style:parent-style-name="DefaultParagraphFont" style:family="text">
      <style:text-properties fo:font-size="11pt" style:font-size-asian="11pt" fo:language="en" fo:country="US"/>
    </style:style>
    <style:style style:name="T619" style:parent-style-name="DefaultParagraphFont" style:family="text">
      <style:text-properties fo:font-size="11pt" style:font-size-asian="11pt"/>
    </style:style>
    <style:style style:name="P620" style:parent-style-name="Paragraph" style:family="paragraph">
      <style:paragraph-properties fo:margin-left="0.3097in">
        <style:tab-stops/>
      </style:paragraph-properties>
      <style:text-properties fo:language="en" fo:country="US"/>
    </style:style>
    <style:style style:name="TableColumn622" style:family="table-column">
      <style:table-column-properties style:column-width="6.2152in"/>
    </style:style>
    <style:style style:name="Table621" style:family="table">
      <style:table-properties style:width="6.2152in" fo:margin-left="0.3097in" table:align="left"/>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Paragraph" style:family="paragraph">
      <style:text-properties fo:font-weight="bold" style:font-weight-asian="bold" fo:font-size="11pt" style:font-size-asian="11pt"/>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Paragraph" style:family="paragraph">
      <style:text-properties fo:font-size="11pt" style:font-size-asian="11pt"/>
    </style:style>
    <style:style style:name="P629" style:parent-style-name="Paragraph" style:family="paragraph">
      <style:paragraph-properties fo:margin-left="0.3097in">
        <style:tab-stops/>
      </style:paragraph-properties>
      <style:text-properties fo:language="en" fo:country="US"/>
    </style:style>
    <style:style style:name="P630" style:parent-style-name="Paragraph" style:family="paragraph">
      <style:paragraph-properties fo:margin-left="0.3097in">
        <style:tab-stops/>
      </style:paragraph-properties>
      <style:text-properties fo:font-weight="bold" style:font-weight-asian="bold"/>
    </style:style>
    <style:style style:name="P631" style:parent-style-name="Paragraph" style:family="paragraph">
      <style:paragraph-properties fo:margin-left="0.3097in">
        <style:tab-stops/>
      </style:paragraph-properties>
    </style:style>
    <style:style style:name="T632" style:parent-style-name="DefaultParagraphFont" style:family="text">
      <style:text-properties fo:language="en" fo:country="US"/>
    </style:style>
    <style:style style:name="T633" style:parent-style-name="DefaultParagraphFont" style:family="text">
      <style:text-properties fo:font-style="italic" style:font-style-asian="italic" fo:language="en" fo:country="US"/>
    </style:style>
    <style:style style:name="T634" style:parent-style-name="DefaultParagraphFont" style:family="text">
      <style:text-properties fo:font-style="italic" style:font-style-asian="italic"/>
    </style:style>
    <style:style style:name="T635" style:parent-style-name="DefaultParagraphFont" style:family="text">
      <style:text-properties fo:font-style="italic" style:font-style-asian="italic"/>
    </style:style>
    <style:style style:name="P636" style:parent-style-name="Paragraph" style:family="paragraph">
      <style:paragraph-properties fo:margin-left="0.3097in">
        <style:tab-stops/>
      </style:paragraph-properties>
    </style:style>
    <style:style style:name="T637" style:parent-style-name="DefaultParagraphFont" style:family="text">
      <style:text-properties fo:font-style="italic" style:font-style-asian="italic" fo:language="en" fo:country="US"/>
    </style:style>
    <style:style style:name="T638" style:parent-style-name="DefaultParagraphFont" style:family="text">
      <style:text-properties fo:font-style="italic" style:font-style-asian="italic"/>
    </style:style>
    <style:style style:name="T639" style:parent-style-name="DefaultParagraphFont" style:family="text">
      <style:text-properties fo:font-style="italic" style:font-style-asian="italic" fo:language="en" fo:country="US"/>
    </style:style>
    <style:style style:name="T640" style:parent-style-name="DefaultParagraphFont" style:family="text">
      <style:text-properties fo:font-style="italic" style:font-style-asian="italic"/>
    </style:style>
    <style:style style:name="T641" style:parent-style-name="DefaultParagraphFont" style:family="text">
      <style:text-properties fo:font-style="italic" style:font-style-asian="italic" fo:language="en" fo:country="US"/>
    </style:style>
    <style:style style:name="T642" style:parent-style-name="DefaultParagraphFont" style:family="text">
      <style:text-properties fo:font-style="italic" style:font-style-asian="italic"/>
    </style:style>
    <style:style style:name="T643" style:parent-style-name="DefaultParagraphFont" style:family="text">
      <style:text-properties fo:font-style="italic" style:font-style-asian="italic" fo:language="en" fo:country="US"/>
    </style:style>
    <style:style style:name="T644" style:parent-style-name="DefaultParagraphFont" style:family="text">
      <style:text-properties fo:font-style="italic" style:font-style-asian="italic"/>
    </style:style>
    <style:style style:name="T645" style:parent-style-name="DefaultParagraphFont" style:family="text">
      <style:text-properties fo:font-style="italic" style:font-style-asian="italic" fo:language="en" fo:country="US"/>
    </style:style>
    <style:style style:name="T646" style:parent-style-name="DefaultParagraphFont" style:family="text">
      <style:text-properties fo:font-style="italic" style:font-style-asian="italic"/>
    </style:style>
    <style:style style:name="T647" style:parent-style-name="DefaultParagraphFont" style:family="text">
      <style:text-properties fo:font-style="italic" style:font-style-asian="italic" fo:language="en" fo:country="US"/>
    </style:style>
    <style:style style:name="P648" style:parent-style-name="Paragraph" style:family="paragraph"/>
    <style:style style:name="P649" style:parent-style-name="Paragraph" style:family="paragraph"/>
    <style:style style:name="P650" style:parent-style-name="Paragraph" style:family="paragraph"/>
    <style:style style:name="T651" style:parent-style-name="DefaultParagraphFont" style:family="text">
      <style:text-properties fo:language="en" fo:country="US"/>
    </style:style>
    <style:style style:name="P652" style:parent-style-name="Paragraph" style:family="paragraph"/>
    <style:style style:name="T653" style:parent-style-name="DefaultParagraphFont" style:family="text">
      <style:text-properties fo:language="en" fo:country="US"/>
    </style:style>
    <style:style style:name="T654" style:parent-style-name="DefaultParagraphFont" style:family="text">
      <style:text-properties fo:language="en" fo:country="US"/>
    </style:style>
    <style:style style:name="P655" style:parent-style-name="Paragraph" style:family="paragraph"/>
    <style:style style:name="T656" style:parent-style-name="DefaultParagraphFont" style:family="text">
      <style:text-properties fo:language="en" fo:country="US"/>
    </style:style>
    <style:style style:name="P657" style:parent-style-name="Paragraph" style:family="paragraph">
      <style:paragraph-properties fo:margin-left="0.75in">
        <style:tab-stops/>
      </style:paragraph-properties>
    </style:style>
    <style:style style:name="T658" style:parent-style-name="DefaultParagraphFont" style:family="text">
      <style:text-properties fo:language="en" fo:country="US"/>
    </style:style>
    <style:style style:name="T659" style:parent-style-name="DefaultParagraphFont" style:family="text">
      <style:text-properties fo:language="en" fo:country="US"/>
    </style:style>
    <style:style style:name="P660" style:parent-style-name="Paragraph" style:family="paragraph">
      <style:paragraph-properties fo:margin-left="0.3097in">
        <style:tab-stops/>
      </style:paragraph-properties>
    </style:style>
    <style:style style:name="P661" style:parent-style-name="Paragraph" style:family="paragraph">
      <style:paragraph-properties fo:margin-left="0.3097in">
        <style:tab-stops/>
      </style:paragraph-properties>
    </style:style>
    <style:style style:name="P662" style:parent-style-name="Paragraph" style:family="paragraph">
      <style:paragraph-properties fo:margin-left="0.3097in">
        <style:tab-stops/>
      </style:paragraph-properties>
    </style:style>
    <style:style style:name="T663" style:parent-style-name="DefaultParagraphFont" style:family="text">
      <style:text-properties fo:language="en" fo:country="US"/>
    </style:style>
    <style:style style:name="T664" style:parent-style-name="DefaultParagraphFont" style:family="text">
      <style:text-properties fo:language="en" fo:country="US"/>
    </style:style>
    <style:style style:name="P665" style:parent-style-name="Paragraph" style:family="paragraph">
      <style:paragraph-properties fo:margin-left="0.3097in">
        <style:tab-stops/>
      </style:paragraph-properties>
    </style:style>
    <style:style style:name="TableColumn667" style:family="table-column">
      <style:table-column-properties style:column-width="6.2152in"/>
    </style:style>
    <style:style style:name="Table666" style:family="table">
      <style:table-properties style:width="6.2152in" fo:margin-left="0.3097in" table:align="left"/>
    </style:style>
    <style:style style:name="TableRow668" style:family="table-row">
      <style:table-row-properties/>
    </style:style>
    <style:style style:name="TableCell669" style:family="table-cell">
      <style:table-cell-properties fo:border="0.0069in solid #000000" style:writing-mode="lr-tb" fo:padding-top="0in" fo:padding-left="0.075in" fo:padding-bottom="0in" fo:padding-right="0.075in"/>
    </style:style>
    <style:style style:name="T670" style:parent-style-name="DefaultParagraphFont" style:family="text">
      <style:text-properties fo:font-weight="bold" style:font-weight-asian="bold" fo:font-size="11pt" style:font-size-asian="11pt"/>
    </style:style>
    <style:style style:name="T671" style:parent-style-name="DefaultParagraphFont" style:family="text">
      <style:text-properties fo:font-weight="bold" style:font-weight-asian="bold" fo:font-size="11pt" style:font-size-asian="11pt" fo:language="en" fo:country="US"/>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T674" style:parent-style-name="DefaultParagraphFont" style:family="text">
      <style:text-properties fo:font-size="11pt" style:font-size-asian="11pt"/>
    </style:style>
    <style:style style:name="T675" style:parent-style-name="DefaultParagraphFont" style:family="text">
      <style:text-properties fo:font-size="11pt" style:font-size-asian="11pt" fo:language="en" fo:country="US"/>
    </style:style>
    <style:style style:name="T676" style:parent-style-name="DefaultParagraphFont" style:family="text">
      <style:text-properties fo:font-size="11pt" style:font-size-asian="11pt"/>
    </style:style>
    <style:style style:name="T677" style:parent-style-name="DefaultParagraphFont" style:family="text">
      <style:text-properties fo:font-size="11pt" style:font-size-asian="11pt"/>
    </style:style>
    <style:style style:name="T678" style:parent-style-name="DefaultParagraphFont" style:family="text">
      <style:text-properties fo:font-size="11pt" style:font-size-asian="11pt" fo:language="en" fo:country="US"/>
    </style:style>
    <style:style style:name="T679" style:parent-style-name="DefaultParagraphFont" style:family="text">
      <style:text-properties fo:font-size="11pt" style:font-size-asian="11pt"/>
    </style:style>
    <style:style style:name="T680" style:parent-style-name="DefaultParagraphFont" style:family="text">
      <style:text-properties fo:font-size="11pt" style:font-size-asian="11pt" fo:language="en" fo:country="US"/>
    </style:style>
    <style:style style:name="T681" style:parent-style-name="DefaultParagraphFont" style:family="text">
      <style:text-properties fo:font-size="11pt" style:font-size-asian="11pt"/>
    </style:style>
    <style:style style:name="T682" style:parent-style-name="DefaultParagraphFont" style:family="text">
      <style:text-properties fo:font-size="11pt" style:font-size-asian="11pt" fo:language="en" fo:country="US"/>
    </style:style>
    <style:style style:name="T683" style:parent-style-name="DefaultParagraphFont" style:family="text">
      <style:text-properties fo:font-size="11pt" style:font-size-asian="11pt"/>
    </style:style>
    <style:style style:name="T684" style:parent-style-name="DefaultParagraphFont" style:family="text">
      <style:text-properties fo:font-size="11pt" style:font-size-asian="11pt" fo:language="en" fo:country="US"/>
    </style:style>
    <style:style style:name="T685" style:parent-style-name="DefaultParagraphFont" style:family="text">
      <style:text-properties fo:font-size="11pt" style:font-size-asian="11pt"/>
    </style:style>
    <style:style style:name="T686" style:parent-style-name="DefaultParagraphFont" style:family="text">
      <style:text-properties fo:font-size="11pt" style:font-size-asian="11pt" fo:language="en" fo:country="US"/>
    </style:style>
    <style:style style:name="T687" style:parent-style-name="DefaultParagraphFont" style:family="text">
      <style:text-properties fo:font-size="11pt" style:font-size-asian="11pt"/>
    </style:style>
    <style:style style:name="T688" style:parent-style-name="DefaultParagraphFont" style:family="text">
      <style:text-properties fo:font-size="11pt" style:font-size-asian="11pt" fo:language="en" fo:country="US"/>
    </style:style>
    <style:style style:name="T689" style:parent-style-name="DefaultParagraphFont" style:family="text">
      <style:text-properties fo:font-size="11pt" style:font-size-asian="11pt"/>
    </style:style>
    <style:style style:name="T690" style:parent-style-name="DefaultParagraphFont" style:family="text">
      <style:text-properties fo:font-size="11pt" style:font-size-asian="11pt"/>
    </style:style>
    <style:style style:name="T691" style:parent-style-name="DefaultParagraphFont" style:family="text">
      <style:text-properties fo:font-size="11pt" style:font-size-asian="11pt" fo:language="en" fo:country="US"/>
    </style:style>
    <style:style style:name="T692" style:parent-style-name="DefaultParagraphFont" style:family="text">
      <style:text-properties fo:font-size="11pt" style:font-size-asian="11pt"/>
    </style:style>
    <style:style style:name="P693" style:parent-style-name="Paragraph" style:family="paragraph">
      <style:paragraph-properties fo:margin-left="0.3097in">
        <style:tab-stops/>
      </style:paragraph-properties>
    </style:style>
    <style:style style:name="P694" style:parent-style-name="Paragraph" style:family="paragraph">
      <style:paragraph-properties fo:margin-left="0.3097in">
        <style:tab-stops/>
      </style:paragraph-properties>
      <style:text-properties fo:font-weight="bold" style:font-weight-asian="bold"/>
    </style:style>
    <style:style style:name="P695" style:parent-style-name="Paragraph" style:family="paragraph">
      <style:paragraph-properties fo:margin-left="0.3097in">
        <style:tab-stops/>
      </style:paragraph-properties>
    </style:style>
    <style:style style:name="T696" style:parent-style-name="DefaultParagraphFont" style:family="text">
      <style:text-properties fo:font-style="italic" style:font-style-asian="italic" fo:language="en" fo:country="US"/>
    </style:style>
    <style:style style:name="T697" style:parent-style-name="DefaultParagraphFont" style:family="text">
      <style:text-properties fo:font-style="italic" style:font-style-asian="italic"/>
    </style:style>
    <style:style style:name="T698" style:parent-style-name="DefaultParagraphFont" style:family="text">
      <style:text-properties fo:font-style="italic" style:font-style-asian="italic" fo:language="en" fo:country="US"/>
    </style:style>
    <style:style style:name="T699" style:parent-style-name="DefaultParagraphFont" style:family="text">
      <style:text-properties fo:font-style="italic" style:font-style-asian="italic"/>
    </style:style>
    <style:style style:name="T700" style:parent-style-name="DefaultParagraphFont" style:family="text">
      <style:text-properties fo:font-style="italic" style:font-style-asian="italic" fo:language="en" fo:country="US"/>
    </style:style>
    <style:style style:name="T701" style:parent-style-name="DefaultParagraphFont" style:family="text">
      <style:text-properties fo:language="en" fo:country="US"/>
    </style:style>
    <style:style style:name="P702" style:parent-style-name="Paragraph" style:family="paragraph"/>
    <style:style style:name="T703" style:parent-style-name="DefaultParagraphFont" style:family="text">
      <style:text-properties fo:language="en" fo:country="US"/>
    </style:style>
    <style:style style:name="T704" style:parent-style-name="DefaultParagraphFont" style:family="text">
      <style:text-properties fo:language="en" fo:country="US"/>
    </style:style>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P707" style:parent-style-name="Paragraph" style:family="paragraph"/>
    <style:style style:name="T708" style:parent-style-name="DefaultParagraphFont" style:family="text">
      <style:text-properties fo:language="en" fo:country="US"/>
    </style:style>
    <style:style style:name="T709" style:parent-style-name="DefaultParagraphFont" style:family="text">
      <style:text-properties fo:language="en" fo:country="US"/>
    </style:style>
    <style:style style:name="P710" style:parent-style-name="Paragraph" style:family="paragraph"/>
    <style:style style:name="T711" style:parent-style-name="DefaultParagraphFont" style:family="text">
      <style:text-properties fo:language="en" fo:country="US"/>
    </style:style>
    <style:style style:name="T712" style:parent-style-name="DefaultParagraphFont" style:family="text">
      <style:text-properties fo:language="en" fo:country="US"/>
    </style:style>
    <style:style style:name="P713" style:parent-style-name="Paragraph" style:family="paragraph"/>
    <style:style style:name="T714" style:parent-style-name="DefaultParagraphFont" style:family="text">
      <style:text-properties fo:language="en" fo:country="US"/>
    </style:style>
    <style:style style:name="T715" style:parent-style-name="DefaultParagraphFont" style:family="text">
      <style:text-properties fo:language="en" fo:country="US"/>
    </style:style>
    <style:style style:name="P716" style:parent-style-name="Paragraph" style:family="paragraph"/>
    <style:style style:name="T717" style:parent-style-name="DefaultParagraphFont" style:family="text">
      <style:text-properties fo:language="en" fo:country="US"/>
    </style:style>
    <style:style style:name="T718" style:parent-style-name="DefaultParagraphFont" style:family="text">
      <style:text-properties fo:language="en" fo:country="US"/>
    </style:style>
    <style:style style:name="P719" style:parent-style-name="Paragraph" style:family="paragraph"/>
    <style:style style:name="T720" style:parent-style-name="DefaultParagraphFont" style:family="text">
      <style:text-properties fo:language="en" fo:country="US"/>
    </style:style>
    <style:style style:name="T721" style:parent-style-name="DefaultParagraphFont" style:family="text">
      <style:text-properties fo:language="en" fo:country="US"/>
    </style:style>
    <style:style style:name="P722" style:parent-style-name="Paragraph" style:family="paragraph"/>
    <style:style style:name="T723" style:parent-style-name="DefaultParagraphFont" style:family="text">
      <style:text-properties fo:language="en" fo:country="US"/>
    </style:style>
    <style:style style:name="T724" style:parent-style-name="DefaultParagraphFont" style:family="text">
      <style:text-properties fo:language="en" fo:country="US"/>
    </style:style>
    <style:style style:name="P725" style:parent-style-name="Paragraph" style:family="paragraph">
      <style:paragraph-properties fo:margin-left="0.75in">
        <style:tab-stops/>
      </style:paragraph-properties>
    </style:style>
    <style:style style:name="P726" style:parent-style-name="Paragraph" style:family="paragraph">
      <style:paragraph-properties fo:margin-left="0.75in">
        <style:tab-stops/>
      </style:paragraph-properties>
    </style:style>
    <style:style style:name="P727" style:parent-style-name="Paragraph" style:family="paragraph"/>
    <style:style style:name="T728" style:parent-style-name="DefaultParagraphFont" style:family="text">
      <style:text-properties fo:language="en" fo:country="US"/>
    </style:style>
    <style:style style:name="T729" style:parent-style-name="DefaultParagraphFont" style:family="text">
      <style:text-properties fo:language="en" fo:country="US"/>
    </style:style>
    <style:style style:name="P730" style:parent-style-name="Paragraph" style:family="paragraph">
      <style:paragraph-properties fo:margin-left="0.75in">
        <style:tab-stops/>
      </style:paragraph-properties>
      <style:text-properties fo:language="en" fo:country="US"/>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text:s/>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text:span><text:span text:style-name="T67">Утвърждавам: .....................</text:span><text:span text:style-name="T68">......</text:span><text:span text:style-name="T69">...</text:span></text:p>
      <text:p text:style-name="P70"><text:span text:style-name="T71">Дата на предаване: <text:s text:c="2"/>20.</text:span><text:span text:style-name="T72">03</text:span><text:span text:style-name="T73">.2013<text:s/></text:span><text:span text:style-name="T74">г</text:span><text:span text:style-name="T75">.</text:span></text:p>
      <text:p text:style-name="P76"/>
      <text:p text:style-name="P77">ЗАДАНИЕ</text:p>
      <text:p text:style-name="P78">за дипломна работа</text:p>
      <text:p text:style-name="P79"/>
      <text:p text:style-name="P80">на ученика Максим Станиславов Харизанов, 12А</text:p>
      <text:p text:style-name="P81"/>
      <text:list text:style-name="LFO1" text:continue-numbering="true">
        <text:list-item>
          <text:p text:style-name="P82">Тема</text:p>
        </text:list-item>
      </text:list>
      <text:p text:style-name="ListParagraph"><text:span text:style-name="T83">Реализация на<text:s/></text:span><text:span text:style-name="T84">BitTorrent<text:s/></text:span><text:span text:style-name="T85">клиент</text:span></text:p>
      <text:p text:style-name="P86"/>
      <text:list text:style-name="LFO1" text:continue-numbering="true">
        <text:list-item>
          <text:p text:style-name="P87">Изисквания</text:p>
        </text:list-item>
      </text:list>
      <text:list text:style-name="LFO2" text:continue-numbering="true">
        <text:list-item>
          <text:p text:style-name="P88">Реализиране на прочитането на bencoded съдържание</text:p>
        </text:list-item>
        <text:list-item>
          <text:p text:style-name="P89">Реализиране на създаването на GET заявката до тракера</text:p>
        </text:list-item>
        <text:list-item>
          <text:p text:style-name="P90">Реализиране на част от протокола за комуникация с пиърите (с цел цялостна имплементация с общи усилия)</text:p>
        </text:list-item>
      </text:list>
      <text:p text:style-name="P91"/>
      <text:list text:style-name="LFO1" text:continue-numbering="true">
        <text:list-item>
          <text:p text:style-name="P92"><text:span text:style-name="T93">Съдържание</text:span></text:p>
          <text:list text:continue-numbering="true">
            <text:list-item>
              <text:p text:style-name="P94">Обзор</text:p>
            </text:list-item>
            <text:list-item>
              <text:p text:style-name="P95">Същинска част</text:p>
            </text:list-item>
            <text:list-item>
              <text:p text:style-name="P96">Приложение</text:p>
            </text:list-item>
          </text:list>
        </text:list-item>
      </text:list>
      <text:p text:style-name="P97"/>
      <text:p text:style-name="P98"/>
      <text:p text:style-name="P99"/>
      <text:p text:style-name="P100"/>
      <text:p text:style-name="P101"/>
      <text:p text:style-name="P102"/>
      <text:p text:style-name="P103"/>
      <text:p text:style-name="P104"><text:span text:style-name="T105">Дипломант:<text:s/></text:span><text:span text:style-name="T106">…………………….</text:span></text:p>
      <text:p text:style-name="P107"/>
      <text:p text:style-name="P108"/>
      <text:p text:style-name="P109"><text:span text:style-name="T110">Ръководител:</text:span><text:span text:style-name="T111"><text:s/>…………………….</text:span></text:p>
      <text:p text:style-name="P112"><text:span text:style-name="T113">(</text:span><text:span text:style-name="T114">гл. ас. Любомир Чорбаджиев</text:span><text:span text:style-name="T115">)</text:span></text:p>
      <text:p text:style-name="P116"/>
      <text:p text:style-name="P117"><text:span text:style-name="T118">Директор:</text:span><text:span text:style-name="T119"><text:s/>…………………….</text:span></text:p>
      <text:p text:style-name="P120"><text:span text:style-name="T121">(</text:span><text:span text:style-name="T122">гл. ас. д-р Стела Стефанова</text:span><text:span text:style-name="T123">)</text:span></text:p>
      <text:p text:style-name="P124"/>
      <text:p text:style-name="P125"/>
      <text:p text:style-name="P126">Увод</text:p>
      <text:p text:style-name="P127"><text:span text:style-name="T128">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text:span><text:span text:style-name="T129">т данни с по-гъвкав и децентрализиран метод за обмен, носещ названието „</text:span><text:span text:style-name="T130">peer-to-peer”</text:span><text:span text:style-name="T131">, или „</text:span><text:span text:style-name="T132">P2P</text:span><text:span text:style-name="T133">“</text:span><text:span text:style-name="T134">.</text:span></text:p>
      <text:p text:style-name="P135"><text:span text:style-name="T136">Може би най-разпространеният<text:s/></text:span><text:span text:style-name="T137">peer-to-peer<text:s/></text:span><text:span text:style-name="T138">протокол в наши дни е<text:s/></text:span><text:span text:style-name="T139">BitTorrent.<text:s/></text:span><text:span text:style-name="T140">Той е един доказал се протокол, като успява да предложи надеждност, сравнима с таз</text:span><text:span text:style-name="T141">и на сървър – клиент архитектурата, както и по-високи скорости, при почти нулева цена на базовата инфраструктура.</text:span></text:p>
      <text:p text:style-name="P142"><text:span text:style-name="T143">BitTorrent<text:s/></text:span><text:span text:style-name="T144">се гради на опита на по-стари<text:s/></text:span><text:span text:style-name="T145">P2P<text:s/></text:span><text:span text:style-name="T146">протоколи като<text:s/></text:span><text:span text:style-name="T147">FastTrack<text:s/></text:span><text:span text:style-name="T148">и<text:s/></text:span><text:span text:style-name="T149">Napster,<text:s/></text:span><text:span text:style-name="T150">учейки се от грешките им, но</text:span><text:span text:style-name="T151"><text:s/></text:span><text:span text:style-name="T152">стараещ се да запази предимстват</text:span><text:span text:style-name="T153">а им.</text:span></text:p>
      <text:p text:style-name="P154"><text:span text:style-name="T155">Поради сравнителната си сложност и широкото си приложение, реализацията на<text:s/></text:span><text:span text:style-name="T156">BitTorrent<text:s/></text:span><text:span text:style-name="T157">клиент е примамлива тема за всяка дипломна работа, интегрирайки в един</text:span><text:span text:style-name="T158"><text:s/>продукт</text:span><text:span text:style-name="T159"><text:s/>голяма част от учебния материал, изучен през годините, както и солидно количество<text:s/></text:span><text:span text:style-name="T160">лична изследователска дейност, обогатяваща професионалния опит.</text:span></text:p>
      <text:p text:style-name="P161"/>
      <text:p text:style-name="P162">Цели и задачи</text:p>
      <text:p text:style-name="P163"><text:span text:style-name="T164">Основната цел на дипломната работа е да се разработи работещ<text:s/></text:span><text:span text:style-name="T165">BitTorrent<text:s/></text:span><text:span text:style-name="T166">клиент, като се направи преглед на съществуващи подобни продукти, направи се проучване върху<text:s/></text:span><text:span text:style-name="T167">спецификациите на<text:s/></text:span><text:span text:style-name="T168">BitTorrent<text:s/></text:span><text:span text:style-name="T169">протокола, и се изберат най-подходящите технологии, платформи и развойни среди за целта.</text:span></text:p>
      <text:p text:style-name="P170"/>
      <text:p text:style-name="P171">Глава 1:</text:p>
      <text:p text:style-name="P172"><text:span text:style-name="T173">Проучване на съществуващи<text:s/></text:span><text:span text:style-name="T174">BitTorrent<text:s/></text:span><text:span text:style-name="T175">клиенти,</text:span><text:span text:style-name="T176"><text:s/></text:span><text:span text:style-name="T177">обзор на<text:s/></text:span><text:span text:style-name="T178">BitTorrent<text:s/></text:span><text:span text:style-name="T179">протокола, обзор на използваните библиотеки и развойни среди</text:span></text:p>
      <text:p text:style-name="P180"/>
      <text:p text:style-name="Normal"><text:span text:style-name="T181">Обзор на<text:s/></text:span><text:span text:style-name="T182">BitTorrent<text:s/></text:span><text:span text:style-name="T183">протокола</text:span></text:p>
      <text:p text:style-name="P184"/>
      <text:p text:style-name="P185">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text:s/>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text:s/>данни<text:s/><text:span text:style-name="T186">(</text:span>метаданни<text:span text:style-name="T187">)</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text:s/>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8">(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text:s/>това, че такава промяна би била засечена от<text:s/><text:span text:style-name="T189">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90"/>
      <text:p text:style-name="P191">Начин на работа</text:p>
      <text:p text:style-name="Paragraph"><text:span text:style-name="T192">BitTorrent<text:s/></text:span>клиент е всяко приложение, което имплементира<text:s/><text:span text:style-name="T193">BitTorrent<text:s/></text:span>протокола. Всеки клиент е способен да обменя какъвто и да било<text:s/>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94">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text:s/>че също като класическите протоколи за споделяне на файлове<text:s/><text:span text:style-name="T195">(HTTP/FTP)</text:span>,<text:s/><text:span text:style-name="T196">BitTorrent<text:s/></text:span>обменя файлове през мрежата, той се различава от тях по няколко начина:</text:p>
      <text:list text:style-name="LFO3" text:continue-numbering="true">
        <text:list-item>
          <text:p text:style-name="P197"><text:span text:style-name="T198">BitTorrent<text:s/></text:span>прави множество малки<text:s/><text:span text:style-name="T199">TCP<text:s/></text:span>заявки през множество<text:s/><text:span text:style-name="T200">TCP<text:s/></text:span>връзки до множество компютри, докато класическото изтегляне се прави през една<text:s/><text:span text:style-name="T201">TCP<text:s/></text:span>връзка към един компютър</text:p>
        </text:list-item>
        <text:list-item>
          <text:p text:style-name="P202"><text:span text:style-name="T203">BitTorrent<text:s/></text:span>изтегля парчетата по произволен, или<text:s/><text:span text:style-name="T204">“</text:span>първо най-редките<text:span text:style-name="T205">”<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text:s/>различия позволяват на<text:s/><text:span text:style-name="T206">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7"/>
      <text:p text:style-name="P208">Технически спецификации</text:p>
      <text:list text:style-name="LFO2" text:continue-numbering="true">
        <text:list-item>
          <text:list>
            <text:list-item>
              <text:list>
                <text:list-item>
                  <text:list>
                    <text:list-item>
                      <text:p text:style-name="P209"><text:span text:style-name="T210">Bencoding</text:span></text:p>
                    </text:list-item>
                  </text:list>
                </text:list-item>
              </text:list>
            </text:list-item>
          </text:list>
        </text:list-item>
      </text:list>
      <text:p text:style-name="P211"><text:span text:style-name="T21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13">Байтови низове</text:p>
            </text:list-item>
          </text:list>
        </text:list-item>
      </text:list>
      <text:p text:style-name="P214">Байтовите низове се<text:s/>кодират по следния начин:<text:s/><text:span text:style-name="T215">&lt;</text:span><text:span text:style-name="T216">дължина на низа кодирана в<text:s/></text:span><text:span text:style-name="T217">ASCII, десетична система&gt;:&lt;</text:span><text:span text:style-name="T218">данни</text:span><text:span text:style-name="T219">&gt;</text:span></text:p>
      <text:soft-page-break/>
      <text:p text:style-name="P220">Важно е да се отбележи, че няма входни или изходни разделящи символи.</text:p>
      <text:p text:style-name="P221"><text:span text:style-name="T222">Пример:<text:s/></text:span><text:span text:style-name="T223">4</text:span><text:span text:style-name="T224">:data<text:s/></text:span>представлява низа<text:s/><text:span text:style-name="T225">“data”.</text:span></text:p>
      <text:list text:style-name="LFO4" text:continue-numbering="true">
        <text:list-item>
          <text:list>
            <text:list-item>
              <text:p text:style-name="P226">Цели числа</text:p>
            </text:list-item>
          </text:list>
        </text:list-item>
      </text:list>
      <text:p text:style-name="P227">Целите числа се кодират по следния начин:<text:s/><text:span text:style-name="T228">i</text:span><text:span text:style-name="T229">&lt;</text:span><text:span text:style-name="T230">цяло число кодирано в<text:s/></text:span><text:span text:style-name="T231">ASCII,<text:s/></text:span><text:span text:style-name="T232">десетична система</text:span><text:span text:style-name="T233">&gt;</text:span><text:span text:style-name="T234">e</text:span></text:p>
      <text:p text:style-name="P235">Началното<text:s/><text:span text:style-name="T236">i<text:s/></text:span>и крайното<text:s/><text:span text:style-name="T237">е<text:s/></text:span>са началните и крайните разделителни символи. Позволени са отрицателни числа като<text:s/><text:span text:style-name="T238">i-3e</text:span><text:span text:style-name="T239">. Трябва да се използват само значещите цифри, така че<text:s/></text:span><text:span text:style-name="T240">i04e</text:span>, например, не е позволено.<text:s/><text:span text:style-name="T241">i0e</text:span>, обаче, е валидно.</text:p>
      <text:p text:style-name="P242"><text:span text:style-name="T243">Пример:<text:s/></text:span><text:span text:style-name="T244">i</text:span><text:span text:style-name="T245">3</text:span><text:span text:style-name="T246">e<text:s/></text:span>представя числото<text:s/><text:span text:style-name="T247">“3”.</text:span></text:p>
      <text:p text:style-name="P248"><text:span text:style-name="T249">Забележка:<text:s/></text:span>максималния брой битове в цялото число е неспецифициран, но за обработката на файлове над<text:s/><text:span text:style-name="T250">4GB<text:s/></text:span>е нужно то да бъде обработвано като<text:s/><text:span text:style-name="T251">64<text:s/></text:span>битово число.</text:p>
      <text:list text:style-name="LFO4" text:continue-numbering="true">
        <text:list-item>
          <text:list>
            <text:list-item>
              <text:p text:style-name="P252">Списъци</text:p>
            </text:list-item>
          </text:list>
        </text:list-item>
      </text:list>
      <text:p text:style-name="P253">Списъците се кодират по следния начин:<text:s/><text:span text:style-name="T254">l</text:span><text:span text:style-name="T255">&lt;</text:span><text:span text:style-name="T256">e</text:span><text:span text:style-name="T257">лементи в списъка</text:span><text:span text:style-name="T258">&gt;</text:span><text:span text:style-name="T259">e</text:span>. Началните и крайните символи<text:s/><text:span text:style-name="T260">i<text:s/></text:span>и<text:s/><text:span text:style-name="T261">e<text:s/></text:span>са началните и крайните разделителни символи. Списъците могат да съдържат всеки<text:s/><text:span text:style-name="T262">bencoded<text:s/></text:span>тип, включително други списъци, речници, низове, и цели числа.</text:p>
      <text:p text:style-name="P263"><text:span text:style-name="T264">Пример:<text:s/></text:span><text:span text:style-name="T265">l</text:span><text:span text:style-name="T266">4:data7:torrent</text:span><text:span text:style-name="T267">e</text:span><text:span text:style-name="T268"><text:s/></text:span>представлява списък от два низа: {„<text:span text:style-name="T269">data”, “torrent”}</text:span></text:p>
      <text:list text:style-name="LFO4" text:continue-numbering="true">
        <text:list-item>
          <text:list>
            <text:list-item>
              <text:p text:style-name="P270">Речници</text:p>
            </text:list-item>
          </text:list>
        </text:list-item>
      </text:list>
      <text:p text:style-name="P271">Речниците се кодират по следния начин:<text:s/><text:span text:style-name="T272">d</text:span><text:span text:style-name="T273">&lt;bencoded<text:s/></text:span><text:span text:style-name="T274">низ</text:span><text:span text:style-name="T275">&gt;&lt;bencoded<text:s/></text:span><text:span text:style-name="T276">елемент</text:span><text:span text:style-name="T277">&gt;</text:span><text:span text:style-name="T278">e</text:span><text:span text:style-name="T279">.<text:s/></text:span>Началното<text:s/><text:span text:style-name="T280">d</text:span><text:span text:style-name="T281"><text:s/></text:span>и крайното<text:s/><text:span text:style-name="T282">e<text:s/></text:span><text:span text:style-name="T283">са съответно началния и крайния разделителен символ.<text:s/></text:span></text:p>
      <text:p text:style-name="P284">Ключът трябва да е низ. Стойността може да е който и да е тип.<text:s/>Ключовете трябва да са сортирани. Низовете трябва да се сравняват по двоичен метод, а не културно-специфичен метод.</text:p>
      <text:p text:style-name="P285"><text:span text:style-name="T286">Пример:</text:span><text:s/><text:span text:style-name="T287">d</text:span><text:span text:style-name="T288">3:cat4:meow3:dog4:bark</text:span><text:span text:style-name="T289">e</text:span><text:span text:style-name="T290"><text:s/></text:span>представлява речника<text:s/><text:span text:style-name="T291">{“cat”<text:s/></text:span><text:span text:style-name="T292"></text:span><text:span text:style-name="T293"><text:s/>“meow”, “dog”<text:s/></text:span><text:span text:style-name="T294"></text:span><text:span text:style-name="T295"><text:s/>“bark”}</text:span></text:p>
      <text:list text:style-name="LFO4" text:continue-numbering="true">
        <text:list-item>
          <text:p text:style-name="P296">Структура на метаданните</text:p>
        </text:list-item>
      </text:list>
      <text:p text:style-name="P297">Данните във файла с метаданните<text:s/><text:span text:style-name="T298">(torrent<text:s/></text:span>файла<text:span text:style-name="T299">)<text:s/></text:span>са кодирани в<text:s/><text:span text:style-name="T300">bencoded<text:s/></text:span>формат, който е дефиниран в горния раздел.</text:p>
      <text:p text:style-name="P301"/>
      <text:p text:style-name="P302"/>
      <text:p text:style-name="P303"/>
      <text:soft-page-break/>
      <text:p text:style-name="P304">Съдържанието на метаданните е речник, съдържащ ключовете, изброени по-долу.</text:p>
      <text:list text:style-name="LFO5" text:continue-numbering="true">
        <text:list-item>
          <text:p text:style-name="P305"><text:span text:style-name="T306">info</text:span></text:p>
        </text:list-item>
      </text:list>
      <text:p text:style-name="P307">Речник, който описва файловете в торента. Има две възможни форми: едната е в случая<text:s/>на еднофайлов торент без папкова структура, а другата – в случая на многофайлов торент.</text:p>
      <text:list text:style-name="LFO5" text:continue-numbering="true">
        <text:list-item>
          <text:p text:style-name="P308">announce</text:p>
        </text:list-item>
      </text:list>
      <text:p text:style-name="P309"><text:span text:style-name="T310">Announce<text:s/></text:span>адреса на тракера<text:s/><text:span text:style-name="T311">(</text:span>низ<text:span text:style-name="T312">)</text:span></text:p>
      <text:list text:style-name="LFO5" text:continue-numbering="true">
        <text:list-item>
          <text:p text:style-name="P313">announce-list</text:p>
        </text:list-item>
      </text:list>
      <text:p text:style-name="P314"><text:span text:style-name="T315">(</text:span>опционално<text:span text:style-name="T316">)<text:s/></text:span>Списък с<text:s/><text:span text:style-name="T317">announce<text:s/></text:span>адреси на тракера<text:span text:style-name="T318">.</text:span></text:p>
      <text:list text:style-name="LFO5" text:continue-numbering="true">
        <text:list-item>
          <text:p text:style-name="P319">creation date</text:p>
        </text:list-item>
      </text:list>
      <text:p text:style-name="P320"><text:span text:style-name="T321">(</text:span>опционално<text:span text:style-name="T322">)<text:s/></text:span>Датата на създаване на торента, в стандартно<text:s/><text:span text:style-name="T323">Unix<text:s/></text:span>време.</text:p>
      <text:list text:style-name="LFO5" text:continue-numbering="true">
        <text:list-item>
          <text:p text:style-name="P324">comment</text:p>
        </text:list-item>
      </text:list>
      <text:p text:style-name="P325"><text:span text:style-name="T326">(</text:span>опционално<text:span text:style-name="T327">)</text:span><text:s/>Текстов коментар от автора на торента<text:s/><text:span text:style-name="T328">(</text:span>низ<text:span text:style-name="T329">).</text:span></text:p>
      <text:list text:style-name="LFO5" text:continue-numbering="true">
        <text:list-item>
          <text:p text:style-name="P330">created by</text:p>
        </text:list-item>
      </text:list>
      <text:p text:style-name="P331"><text:span text:style-name="T332">(</text:span>опционално<text:span text:style-name="T333">)<text:s/></text:span>Името и версията на програмата, създала торент файла.<text:s/><text:span text:style-name="T334">(</text:span>низ<text:span text:style-name="T335">)</text:span></text:p>
      <text:list text:style-name="LFO5" text:continue-numbering="true">
        <text:list-item>
          <text:p text:style-name="P336">encoding</text:p>
        </text:list-item>
      </text:list>
      <text:p text:style-name="P337"><text:span text:style-name="T338">(</text:span>опционално<text:span text:style-name="T339">)<text:s/></text:span>Кодировката на<text:s/><text:span text:style-name="T340">pieces<text:s/></text:span>низа в<text:s/><text:span text:style-name="T341">info</text:span><text:span text:style-name="T342"><text:s/></text:span>речника.<text:s/><text:span text:style-name="T343">(</text:span>низ<text:span text:style-name="T344">)</text:span></text:p>
      <text:p text:style-name="P345"/>
      <text:p text:style-name="P346"><text:span text:style-name="T347">Info<text:s/></text:span><text:span text:style-name="T348">речникът</text:span></text:p>
      <text:p text:style-name="P349"><text:span text:style-name="T350">Info<text:s/></text:span>речникът се състои от средните елементи<text:s/><text:span text:style-name="T351">(</text:span>общи и за двата типа<text:s/><text:span text:style-name="T352">info<text:s/></text:span>речници<text:span text:style-name="T353">):</text:span></text:p>
      <text:list text:style-name="LFO5" text:continue-numbering="true">
        <text:list-item>
          <text:p text:style-name="P354"><text:span text:style-name="T355">piece length</text:span>: броят байтове във всяко парче<text:s/><text:span text:style-name="T356">(</text:span>цяло число<text:span text:style-name="T357">)</text:span></text:p>
        </text:list-item>
        <text:list-item>
          <text:p text:style-name="P358"><text:span text:style-name="T359">pieces:<text:s/></text:span>низ, състоящ се от конкатенираните стойности на всички<text:s/><text:span text:style-name="T360">20</text:span>-байтови<text:s/><text:span text:style-name="T361">SHA1<text:s/></text:span>хешове на парчетата</text:p>
        </text:list-item>
        <text:list-item>
          <text:p text:style-name="P362">private</text:p>
        </text:list-item>
      </text:list>
      <text:p text:style-name="P363"><text:span text:style-name="T364">(</text:span>опционален<text:span text:style-name="T365">)<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66">DHT</text:span>.</text:p>
      <text:p text:style-name="P367"/>
      <text:p text:style-name="P368"/>
      <text:soft-page-break/>
      <text:p text:style-name="Paragraph"><text:tab/>Елементи при еднофайлов<text:s/><text:span text:style-name="T369">info<text:s/></text:span>речник</text:p>
      <text:p text:style-name="P370">В случай, че речникът е от еднофайлов вид, той съдържа следните елементи, освен тези, указани горе:</text:p>
      <text:list text:style-name="LFO5" text:continue-numbering="true">
        <text:list-item>
          <text:p text:style-name="P371"><text:span text:style-name="T372">name:<text:s/></text:span>името на файла<text:s/><text:span text:style-name="T373">(</text:span>низ<text:span text:style-name="T374">)</text:span></text:p>
        </text:list-item>
        <text:list-item>
          <text:p text:style-name="P375"><text:span text:style-name="T376">length:<text:s/></text:span>дължината на файла в байтове<text:s/><text:span text:style-name="T377">(</text:span>цяло число<text:span text:style-name="T378">)</text:span></text:p>
        </text:list-item>
        <text:list-item>
          <text:p text:style-name="P379"><text:span text:style-name="T380">md5sum: (</text:span>опционално<text:span text:style-name="T381">) 32-символен шестнадесетичен низ,<text:s/></text:span><text:span text:style-name="T382">съдържаш MD5<text:s/></text:span>сумата на файла.</text:p>
        </text:list-item>
      </text:list>
      <text:p text:style-name="P383">Елементи при многофайлов<text:s/><text:span text:style-name="T384">info<text:s/></text:span>речник</text:p>
      <text:p text:style-name="P385">В случай, че речникът е от многофайлов вид, той съдържа следните елементи, освен общите за двата вида:</text:p>
      <text:list text:style-name="LFO5" text:continue-numbering="true">
        <text:list-item>
          <text:p text:style-name="P386"><text:span text:style-name="T387">name:<text:s/></text:span>името на папката, в която да се съхранят всички файлове</text:p>
        </text:list-item>
        <text:list-item>
          <text:p text:style-name="P388"><text:span text:style-name="T389">files:<text:s/></text:span>списък от речници, по един за всеки файл. Всеки речник съдържа следните елементи:</text:p>
          <text:list text:continue-numbering="true">
            <text:list-item>
              <text:p text:style-name="P390"><text:span text:style-name="T391">length:<text:s/></text:span>дължината на файла в байтове</text:p>
            </text:list-item>
            <text:list-item>
              <text:p text:style-name="P392"><text:span text:style-name="T393">md5sum: (</text:span>опционално<text:span text:style-name="T394">) 32-символен шестнадесетичен низ, съдържа</text:span>щ<text:span text:style-name="T395"><text:s/>MD5<text:s/></text:span>сумата на файла</text:p>
            </text:list-item>
            <text:list-item>
              <text:p text:style-name="P396"><text:span text:style-name="T397">path:<text:s/></text:span>списък, съдържащ един или повече низа, които заедно описват<text:s/>папката и името на файла</text:p>
            </text:list-item>
          </text:list>
        </text:list-item>
      </text:list>
      <text:p text:style-name="P398"><text:span text:style-name="T399">Забележки:<text:s/></text:span></text:p>
      <text:list text:style-name="LFO5" text:continue-numbering="true">
        <text:list-item>
          <text:p text:style-name="P400"><text:span text:style-name="T401">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402">Добра практика е размерът на парчето да е 512<text:span text:style-name="T403">kB<text:s/></text:span>или по-малко, за торенти от 8-10<text:span text:style-name="T404">GB.</text:span></text:p>
      <text:p text:style-name="P405">Всички парчета са с еднаква дължина, освен последното.</text:p>
      <text:p text:style-name="P406">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407">files.<text:s/></text:span>Парчетата могат да<text:s/>прескачат границите на файловете.</text:p>
      <text:p text:style-name="P408"/>
      <text:soft-page-break/>
      <text:list text:style-name="LFO4" text:continue-numbering="true">
        <text:list-item>
          <text:p text:style-name="P409"><text:span text:style-name="T410">HTTP<text:s/></text:span>протокол за комуникация с тракера</text:p>
        </text:list-item>
      </text:list>
      <text:p text:style-name="P411">Тракерът е<text:s/><text:span text:style-name="T412">HTTP<text:s/></text:span>услуга, която отговоря на<text:s/><text:span text:style-name="T41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14">“announce URL”</text:span>-а, дефиниран в метаданните. Към този адрес се добавят параметри по стандартните<text:s/><text:span text:style-name="T415">CGI<text:s/></text:span>методи<text:s/><text:span text:style-name="T416">(“?”<text:s/></text:span>веднага след базовия адрес, следван от<text:s/>поредица<text:s/><text:span text:style-name="T417">“</text:span>параметър<text:span text:style-name="T418">=</text:span>стойност<text:span text:style-name="T419">”<text:s/></text:span>елементи, разделени с<text:s/><text:span text:style-name="T420">“&amp;”).</text:span></text:p>
      <text:p text:style-name="P421">Всички двоични данни в адреса трябва да бъдат правилно<text:s/><text:span text:style-name="T422">escape</text:span>-нати. Това означава, че всеки байт извън рамките<text:s/><text:span text:style-name="T423">0-9, a-z, A-Z, ‘.’, ‘-‘, ‘_’<text:s/></text:span>и<text:s/><text:span text:style-name="T424">‘~’</text:span>, трябва да бъде кодиран по<text:s/><text:span text:style-name="T425">“%nn”<text:s/></text:span>формата, където<text:s/><text:span text:style-name="T426">nn<text:s/></text:span>е шейстнадесетичната стойност на байта.</text:p>
      <text:p text:style-name="P427">За 20<text:span text:style-name="T428">-</text:span>байтов хеш: \x12\x34\x56\x78\x9a\xbc\xde\xf1\x23\x45\x67\x89\xab\xcd\xef\x12\x34\x56\x78\x9a<text:span text:style-name="T429">, правилно форматира</text:span>ната форма е: %124Vx%9A%BC%DE%F1%23Eg%89%AB%CD%EF%124Vx%9A.</text:p>
      <text:p text:style-name="P430">Параметри в заявката до тракера</text:p>
      <text:p text:style-name="P431">Параметрите, използвани в заявката на клиента до тракера са:</text:p>
      <text:list text:style-name="LFO5" text:continue-numbering="true">
        <text:list-item>
          <text:p text:style-name="P432"><text:span text:style-name="T433">info_hash: url</text:span>-кодиран 20-байтов<text:s/><text:span text:style-name="T434">SHA1<text:s/></text:span>хеш на стойността на ключа<text:s/><text:span text:style-name="T435">info<text:s/></text:span>от метаданните</text:p>
        </text:list-item>
        <text:list-item>
          <text:p text:style-name="P436"><text:span text:style-name="T437">peer_id: url-</text:span>кодиран 20-байтов низ, използван като уникално<text:s/><text:span text:style-name="T438">ID<text:s/></text:span>на клиента, което се генерира при стартиране. То може<text:s/>да е произволна стойност, и може да съдържа двоични данни. Препоръчва се да е колкото се може по-уникално.</text:p>
        </text:list-item>
        <text:list-item>
          <text:p text:style-name="P439"><text:span text:style-name="T440">port:<text:s/></text:span>порта, на който клиентът слуша. Портовете, запазени за<text:s/><text:span text:style-name="T441">BitTorrent<text:s/></text:span>обикновено са в границите на<text:s/><text:span text:style-name="T442">6881-6889.</text:span></text:p>
        </text:list-item>
        <text:list-item>
          <text:p text:style-name="P443"><text:span text:style-name="T444">uploaded:<text:s/></text:span>общото количество качени<text:s/>данни в байтове в<text:s/><text:span text:style-name="T445">ASCII<text:s/></text:span>десетична бройна система.</text:p>
        </text:list-item>
        <text:list-item>
          <text:p text:style-name="P446">downloaded: общото количество свалени данни в байтове в<text:s/><text:span text:style-name="T447">ASCII<text:s/></text:span>десетична бройна система.</text:p>
        </text:list-item>
        <text:list-item>
          <text:p text:style-name="P448"><text:span text:style-name="T449">left:<text:s/></text:span>Оставащите да се свалят данни, в байтове, в<text:s/><text:span text:style-name="T450">ASCII<text:s/></text:span>десетична бройна система.</text:p>
        </text:list-item>
        <text:list-item>
          <text:p text:style-name="P451"><text:span text:style-name="T452">compact:<text:s/></text:span>ако се зададе<text:s/><text:span text:style-name="T453">‘1’</text:span>, това<text:s/>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54">(</text:span>в мрежово подреждане на байтовете<text:span text:style-name="T455">),<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56">“compact=1”.</text:span></text:p>
        </text:list-item>
        <text:list-item>
          <text:p text:style-name="P457"><text:span text:style-name="T458">no-peer-id:<text:s/></text:span>указва, че тракера може да не праща<text:s/><text:span text:style-name="T459">peer id<text:s/></text:span>полета в отговора си. Игнорира се ако<text:s/><text:span text:style-name="T460">compact=1.</text:span></text:p>
        </text:list-item>
        <text:list-item>
          <text:p text:style-name="P461"><text:span text:style-name="T462">event:<text:s/></text:span>ако е указан, може да е един от следните:<text:s/><text:span text:style-name="T463">started, completed, stopped.</text:span><text:s/>Ако не е указан, тогава заявката е една от тези, изпълнявани на регулярни интервали.</text:p>
        </text:list-item>
      </text:list>
      <text:p text:style-name="P464">Първата заявка до тракера трябва да бъде маркирана с<text:s/><text:span text:style-name="T465">event=started.</text:span></text:p>
      <text:p text:style-name="P466">Ако клиента спира, трябва да изпрати заявка с<text:s/><text:span text:style-name="T467">event=</text:span><text:span text:style-name="T468">stopped.</text:span></text:p>
      <text:p text:style-name="P469">Ако клиента завърши изтеглянето, трябва да изпрати заявка с<text:s/><text:span text:style-name="T470">event=completed,<text:s/></text:span>но не и ако трансфера е бил завършил преди стартирането на клиента.</text:p>
      <text:list text:style-name="LFO5" text:continue-numbering="true">
        <text:list-item>
          <text:p text:style-name="P471"><text:span text:style-name="T472">ip: (</text:span>опционално<text:span text:style-name="T473">)<text:s/></text:span>Истинския<text:s/><text:span text:style-name="T474">IP<text:s/></text:span>адрес на клиентската машина, в формат<text:s/><text:span text:style-name="T475">xxx.xxx.xxx.xxx</text:span>, или дефиниран по<text:s/><text:span text:style-name="T476">RFC3513 Ipv6<text:s/></text:span>адрес.</text:p>
        </text:list-item>
        <text:list-item>
          <text:p text:style-name="P477"><text:span text:style-name="T478">numwant: (</text:span>опционално<text:span text:style-name="T479">)<text:s/></text:span>Броят на пиърите, които клиентът би желал да получи от тракера.</text:p>
        </text:list-item>
        <text:list-item>
          <text:p text:style-name="P480"><text:span text:style-name="T481">key: (</text:span>опционално<text:span text:style-name="T482">)<text:s/></text:span>Допълнителен механизъм за идентификация на клиента. Идеята е да се позволи на клиента да удостовери самоличността си, ако<text:s/><text:span text:style-name="T483">IP<text:s/></text:span>адреса<text:s/>му се промени.</text:p>
        </text:list-item>
        <text:list-item>
          <text:p text:style-name="P484"><text:span text:style-name="T485">trackerid: (</text:span>опционално<text:span text:style-name="T486">)<text:s/></text:span>Ако предишен отговор на тракера е включвал<text:s/><text:span text:style-name="T487">tracker id,<text:s/></text:span>той трябва да бъде зададен тук.</text:p>
        </text:list-item>
      </text:list>
      <text:p text:style-name="P488">Отговорът на тракера</text:p>
      <text:p text:style-name="P489">Тракерът отговоря с<text:s/><text:span text:style-name="T490">“text/plain”<text:s/></text:span>документ, съдържащ<text:s/><text:span text:style-name="T491">bencoded<text:s/></text:span>речник със следните ключове.</text:p>
      <text:list text:style-name="LFO5" text:continue-numbering="true">
        <text:list-item>
          <text:p text:style-name="P492"><text:span text:style-name="T493">failure reason:<text:s/></text:span>ако<text:s/>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94"><text:span text:style-name="T495">warning message: (</text:span>опционално<text:span text:style-name="T496">)<text:s/></text:span>Подобно на<text:s/><text:span text:style-name="T497">failure reason,<text:s/></text:span>но отговорът си се обработва нормално.</text:p>
        </text:list-item>
        <text:list-item>
          <text:p text:style-name="P498"><text:span text:style-name="T499">interval:<text:s/></text:span>интервалът в секунди, който <text:s/>клиентът трябва да изчака, преди да направи нова регулярна заявка до тракера.</text:p>
        </text:list-item>
        <text:list-item>
          <text:p text:style-name="P500"><text:span text:style-name="T501">min interval: (</text:span>опционално<text:span text:style-name="T502">)<text:s/></text:span>Минималния интервал между заявките на клиента.</text:p>
        </text:list-item>
        <text:list-item>
          <text:p text:style-name="P503"><text:span text:style-name="T504">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505">tracker id,</text:span><text:s/>трябва да се запази стария<text:s/><text:span text:style-name="T506">tracker id.</text:span></text:p>
        </text:list-item>
        <text:list-item>
          <text:p text:style-name="P507"><text:span text:style-name="T508">complete:<text:s/></text:span>броя пиъри, имащи целия торент<text:s/><text:span text:style-name="T509">(</text:span>тоест, сийдъри<text:span text:style-name="T510">)</text:span></text:p>
        </text:list-item>
        <text:list-item>
          <text:p text:style-name="P511"><text:span text:style-name="T512">incomplete:<text:s/></text:span>броя пиъри, нямаши целия торент<text:s/><text:span text:style-name="T513">(</text:span>лийчъри<text:span text:style-name="T514">)</text:span></text:p>
        </text:list-item>
        <text:list-item>
          <text:p text:style-name="P515"><text:span text:style-name="T516">peers: (</text:span>речников модел<text:span text:style-name="T517">)<text:s/></text:span>Лист от речници, всеки със следните ключове:</text:p>
          <text:list text:continue-numbering="true">
            <text:list-item>
              <text:p text:style-name="P518"><text:span text:style-name="T519">peer id: ID</text:span>-то на пиъра, във формата указан при дефинирането на заявката до тракера</text:p>
            </text:list-item>
            <text:list-item>
              <text:p text:style-name="P520"><text:span text:style-name="T521">ip: IP<text:s/></text:span>адреса на пиъра, в<text:s/><text:span text:style-name="T522">IPv6 (hex), IPv4(xxx.xxx.xxx.xxx),<text:s/></text:span>или<text:s/><text:span text:style-name="T523">DNS(</text:span>текстов низ<text:span text:style-name="T524">)</text:span><text:s/>формат<text:span text:style-name="T525">.</text:span></text:p>
            </text:list-item>
            <text:list-item>
              <text:p text:style-name="P526"><text:span text:style-name="T527">port:<text:s/></text:span>порта, на който пиъра слуша<text:s/><text:span text:style-name="T528">(</text:span>цяло число<text:span text:style-name="T529">)</text:span></text:p>
            </text:list-item>
          </text:list>
        </text:list-item>
        <text:list-item>
          <text:p text:style-name="P530"><text:span text:style-name="T531">peers: (</text:span>двоичен модел<text:span text:style-name="T532">)<text:s/></text:span>Вместо да бъде речник,<text:s/><text:span text:style-name="T533">peers<text:s/></text:span>може да бъде и низ, състоящ се от 6-байтови стойности за пиърите. Първите 4 байта са<text:s/><text:span text:style-name="T534">IP<text:s/></text:span>адреса, а последните 2 байта – номера на порта. И двете стойности са в мрежово<text:s/><text:span text:style-name="T535">(big-endian)<text:s/></text:span>подреждане.</text:p>
        </text:list-item>
      </text:list>
      <text:p text:style-name="P536"><text:span text:style-name="T537">Scrape<text:s/></text:span><text:span text:style-name="T538">конвенция на тракерите</text:span></text:p>
      <text:p text:style-name="P539">Повечето тракери поддържат още една форма на заявка, която проверява състоянието на даден торент<text:s/><text:span text:style-name="T540">(</text:span>или всички торенти<text:span text:style-name="T541">)</text:span>, които тракерът управлява. Това още се нарича<text:s/><text:span text:style-name="T542">“scrape”</text:span><text:s/>страница.</text:p>
      <text:p text:style-name="P543"><text:span text:style-name="T544">URL</text:span>-а на<text:s/><text:span text:style-name="T545">scrape<text:s/></text:span>страницата също е<text:s/><text:span text:style-name="T546">HTTP</text:span><text:s/><text:span text:style-name="T547">GET<text:s/></text:span>метод. Базовият адрес, обаче, е различен. За да се установи<text:s/><text:span text:style-name="T548">scrape<text:s/></text:span>адреса от<text:s/><text:span text:style-name="T549">announce<text:s/></text:span>адреса, трябва да се:</text:p>
      <text:list text:style-name="LFO5" text:continue-numbering="true">
        <text:list-item>
          <text:p text:style-name="P550">Намери последния знак<text:s/><text:span text:style-name="T551">“/”<text:s/></text:span>в<text:s/><text:span text:style-name="T552">announce<text:s/></text:span>адреса.</text:p>
        </text:list-item>
        <text:list-item>
          <text:p text:style-name="P553">Ако текста, следващ този знак, не е<text:s/><text:span text:style-name="T554">“announce”</text:span>, се приема че тракерът не поддържа<text:s/><text:span text:style-name="T555">scrape.</text:span></text:p>
        </text:list-item>
        <text:list-item>
          <text:p text:style-name="P556">Ако текста, следващ този знак е<text:s/><text:span text:style-name="T557">announce,<text:s/></text:span>тогава в низа на адреса<text:s/><text:span text:style-name="T558">“announce”</text:span><text:s/>се заменя със<text:s/><text:span text:style-name="T559">“scrape”</text:span>, за да се намери<text:s/><text:span text:style-name="T560">scrape<text:s/></text:span>адреса.</text:p>
        </text:list-item>
      </text:list>
      <text:p text:style-name="P561">Към<text:s/><text:span text:style-name="T562">scrape<text:s/></text:span>адреса може да се добави опционалния параметък<text:s/><text:span text:style-name="T563">info_hash, 20</text:span>-байтова стойност, както е указано по-горе. Това ограничава<text:s/>отговора на тракера до определен торент. Препоръчително е да се използва<text:s/><text:span text:style-name="T564">info_hash<text:s/></text:span>параметъра, за да се ограничи натоварването на тракера.</text:p>
      <text:p text:style-name="P565">Отговорът на тракера е<text:s/><text:span text:style-name="T566">“text/plain”<text:s/></text:span>документ<text:s/><text:span text:style-name="T567">(</text:span>понякога и<text:s/><text:span text:style-name="T568">gzip),<text:s/></text:span>съдържащ<text:s/><text:span text:style-name="T569">bencoded<text:s/></text:span>речник със следните ключове:</text:p>
      <text:list text:style-name="LFO5" text:continue-numbering="true">
        <text:list-item>
          <text:p text:style-name="P570"><text:span text:style-name="T571">files:</text:span><text:span text:style-name="T572"><text:s/></text:span>речник, съдържащ по една двойка ключ/стойност за всеки торент, за който са налични данни. Ако<text:s/><text:span text:style-name="T573">info_hash<text:s/></text:span>е бил указан, речникът ще съдържа само един елемент. Всеки елемент има следната структура:</text:p>
          <text:list text:continue-numbering="true">
            <text:list-item>
              <text:p text:style-name="P574"><text:span text:style-name="T575">complete:<text:s/></text:span>общия брой пиъри притежаващи целия файл<text:s/><text:span text:style-name="T576">(</text:span>сийдъри<text:span text:style-name="T577">)</text:span></text:p>
            </text:list-item>
            <text:list-item>
              <text:p text:style-name="P578"><text:span text:style-name="T579">downloaded:<text:s/></text:span>общия брой пъти в който тракера е регистрирал напълно изтеглен торент</text:p>
            </text:list-item>
            <text:list-item>
              <text:p text:style-name="P580"><text:span text:style-name="T581">incomplete:<text:s/></text:span>броя на пиърите не-сийдъри</text:p>
            </text:list-item>
            <text:list-item>
              <text:p text:style-name="P582"><text:span text:style-name="T583">name: (</text:span>опционално<text:span text:style-name="T584">)<text:s/></text:span>вътрешното име на торента, указано в елемента<text:s/><text:span text:style-name="T585">name<text:s/></text:span>в метаданните</text:p>
            </text:list-item>
          </text:list>
        </text:list-item>
      </text:list>
      <text:p text:style-name="P586"/>
      <text:list text:style-name="LFO2" text:continue-numbering="true">
        <text:list-item>
          <text:p text:style-name="P587"><text:span text:style-name="T588">TCP<text:s/></text:span>протокол за комуникация между пиърите</text:p>
        </text:list-item>
      </text:list>
      <text:p text:style-name="P589">Пиър протокола се грижи за обмяната на парчетата от торента, описани в метаданните.</text:p>
      <text:p text:style-name="P59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591">Клиентът трябва да пази информация за състоянието на всяка връзка с отдалечени пиъри:</text:p>
      <text:list text:style-name="LFO5" text:continue-numbering="true">
        <text:list-item>
          <text:p text:style-name="P592"><text:span text:style-name="T593">choked (</text:span>задавен<text:span text:style-name="T594">)</text:span><text:s/>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text:s/><text:span text:style-name="T595">(unchoked).<text:s/></text:span>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596"><text:span text:style-name="T597">interested (</text:span>заинтересуван<text:span text:style-name="T59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99">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600">дали клиентът е задавил пиъра</text:p>
        </text:list-item>
        <text:list-item>
          <text:p text:style-name="P601">дали клиентът се интересува от пиъра</text:p>
        </text:list-item>
        <text:list-item>
          <text:p text:style-name="P602">дали пиърът е задавил клиента</text:p>
        </text:list-item>
        <text:list-item>
          <text:p text:style-name="P603">дали пиърът се интересува от клиента</text:p>
        </text:list-item>
      </text:list>
      <text:p text:style-name="P604">Връзките с пиърите имат начално състояние на задавени и незаинтересувани.</text:p>
      <text:p text:style-name="P60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60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607">(</text:span>и обратното<text:span text:style-name="T608">).</text:span></text:p>
      <text:p text:style-name="P609"/>
      <table:table table:style-name="Table610">
        <table:table-columns>
          <table:table-column table:style-name="TableColumn611"/>
        </table:table-columns>
        <table:table-row table:style-name="TableRow612">
          <table:table-cell table:style-name="TableCell613">
            <text:p text:style-name="P614">Типове данни</text:p>
          </table:table-cell>
        </table:table-row>
        <table:table-row table:style-name="TableRow615">
          <table:table-cell table:style-name="TableCell616">
            <text:p text:style-name="Paragraph"><text:span text:style-name="T617">Освен ако изрично не е уречено, всички цели числа в протокола за комуникация с пиърите са кодирани като четирибайтови<text:s/></text:span><text:span text:style-name="T618">big-endian<text:s/></text:span><text:span text:style-name="T619">стойности. Това включва и префикса за дължината на съобщението, който стои преди съдържанието на всяко съобщение.</text:span></text:p>
          </table:table-cell>
        </table:table-row>
      </table:table>
      <text:p text:style-name="P620"/>
      <table:table table:style-name="Table621">
        <table:table-columns>
          <table:table-column table:style-name="TableColumn622"/>
        </table:table-columns>
        <table:table-row table:style-name="TableRow623">
          <table:table-cell table:style-name="TableCell624">
            <text:p text:style-name="P625">Последователност на обмена на съобщения</text:p>
          </table:table-cell>
        </table:table-row>
        <table:table-row table:style-name="TableRow626">
          <table:table-cell table:style-name="TableCell627">
            <text:p text:style-name="P628">Първоначално в протокола за комуникация с пиърите се обменя „здрависване“. След това, пиърите общуват чрез обмен на<text:s/>съобщения, съдържащи целочислен префикс за дължина, описан по-горе.</text:p>
          </table:table-cell>
        </table:table-row>
      </table:table>
      <text:p text:style-name="P629"/>
      <text:p text:style-name="P630">Здрависване</text:p>
      <text:p text:style-name="P631">Здрависването<text:s/><text:span text:style-name="T632">(handshake)<text:s/></text:span>е задължително съобщение и трябва да бъде изпратено като първо съобщение от клиента. Дължината му е<text:s/><text:span text:style-name="T633">49 +<text:s/></text:span><text:span text:style-name="T634">дължината на протоколовия низ</text:span><text:span text:style-name="T635"><text:s/></text:span>байта.</text:p>
      <text:p text:style-name="P636">Здрависването има следната структура:<text:s/><text:span text:style-name="T637">&lt;</text:span><text:span text:style-name="T638">дължина на протоколовия низ</text:span><text:span text:style-name="T639">&gt;&lt;</text:span><text:span text:style-name="T640">протоколов низ</text:span><text:span text:style-name="T641">&gt;&lt;</text:span><text:span text:style-name="T642">запазено</text:span><text:span text:style-name="T643">&gt;&lt;</text:span><text:span text:style-name="T644">инфо хеш</text:span><text:span text:style-name="T645">&gt;&lt;</text:span><text:span text:style-name="T646">пиър<text:s/></text:span><text:span text:style-name="T647">ID&gt;.</text:span></text:p>
      <text:list text:style-name="LFO5" text:continue-numbering="true">
        <text:list-item>
          <text:p text:style-name="P648">дължина на протоколовия низ: дължината на протоколовия низ, кодирана като един байт</text:p>
        </text:list-item>
        <text:list-item>
          <text:p text:style-name="P649">протоколов низ: низовия идентификатор на протокола</text:p>
        </text:list-item>
        <text:list-item>
          <text:p text:style-name="P650">запазено: 8 запазени байта. Чистите<text:s/><text:span text:style-name="T651">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52">инфо хеш: 20-байтов<text:s/><text:span text:style-name="T653">SHA1<text:s/></text:span>хеш на<text:s/><text:span text:style-name="T654">info<text:s/></text:span>речника във файла с метаданните. Обикновено същия хеш, който се праща със заявките до тракера.</text:p>
        </text:list-item>
        <text:list-item>
          <text:p text:style-name="P655">пиър<text:s/><text:span text:style-name="T656">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57">Във версия 1.0 на<text:s/><text:span text:style-name="T658">BitTorrent<text:s/></text:span>протокола, дължината на протоколовия низ е 19, а самият протоколен низ е<text:s/><text:span text:style-name="T659">“BitTorrent protocol”.</text:span></text:p>
      <text:soft-page-break/>
      <text:p text:style-name="P660">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61">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62">Ако инициатора на връзката не получи здрависване с пиър<text:s/><text:span text:style-name="T663">ID</text:span>, който отговаря на пиър<text:span text:style-name="T664"><text:s/>ID</text:span>то, който инициатора очаква да получи, инициаторът трябва да затвори връзката.</text:p>
      <text:p text:style-name="P665"/>
      <table:table table:style-name="Table666">
        <table:table-columns>
          <table:table-column table:style-name="TableColumn667"/>
        </table:table-columns>
        <table:table-row table:style-name="TableRow668">
          <table:table-cell table:style-name="TableCell669">
            <text:p text:style-name="Paragraph"><text:span text:style-name="T670">Пиър<text:s/></text:span><text:span text:style-name="T671">ID</text:span></text:p>
          </table:table-cell>
        </table:table-row>
        <table:table-row table:style-name="TableRow672">
          <table:table-cell table:style-name="TableCell673">
            <text:p text:style-name="Paragraph"><text:span text:style-name="T674">Пиър<text:s/></text:span><text:span text:style-name="T675">ID</text:span><text:span text:style-name="T676">-то е с дължина от точно 20 байта.</text:span></text:p>
            <text:p text:style-name="Paragraph"><text:span text:style-name="T677">Има две основни конвенции, по които да се кодира информация за клиента и версията му в пиър<text:s/></text:span><text:span text:style-name="T678">ID</text:span><text:span text:style-name="T679">то – стил<text:s/></text:span><text:span text:style-name="T680">Azureus<text:s/></text:span><text:span text:style-name="T681">и стил<text:s/></text:span><text:span text:style-name="T682">Shadow.</text:span></text:p>
            <text:p text:style-name="Paragraph"><text:span text:style-name="T683">Стил<text:s/></text:span><text:span text:style-name="T684">Azureus<text:s/></text:span><text:span text:style-name="T685">ползва следното кодиране:<text:s/></text:span><text:span text:style-name="T686">‘-‘,<text:s/></text:span><text:span text:style-name="T687">два знака за идентификация на клиента, четири цифри за номера на версията,<text:s/></text:span><text:span text:style-name="T688">‘-‘</text:span><text:span text:style-name="T689">, и оставащото място се запълва с произволни числа.</text:span></text:p>
            <text:p text:style-name="Paragraph"><text:span text:style-name="T690">Стил<text:s/></text:span><text:span text:style-name="T691">Shadow</text:span><text:span text:style-name="T692"><text:s/>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693"/>
      <text:p text:style-name="P694">Съобщения</text:p>
      <text:p text:style-name="P695">Всички останали съобщения, освен здрависването, имат следната форма:<text:s/><text:span text:style-name="T696">&lt;</text:span><text:span text:style-name="T697">префикс за дължина</text:span><text:span text:style-name="T698">&gt;&lt;</text:span><text:span text:style-name="T699">съдържание</text:span><text:span text:style-name="T700">&gt;</text:span><text:span text:style-name="T701">.</text:span></text:p>
      <text:list text:style-name="LFO5" text:continue-numbering="true">
        <text:list-item>
          <text:p text:style-name="P702"><text:span text:style-name="T703">keep-alive:<text:s/></text:span>дължина 0:<text:s/><text:span text:style-name="T704">keep-alive<text:s/></text:span>съобщението е съобщение със съдържание 0 байта. Няма нито<text:s/><text:span text:style-name="T705">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706">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707"><text:span text:style-name="T708">choke</text:span>: дължина<text:s/>1,<text:s/><text:span text:style-name="T709">ID: 0:<text:s/></text:span>това е съобщението, което известява задавяне на клиента от пиъра. То има фиксирана дължина и няма съдържание.</text:p>
        </text:list-item>
        <text:list-item>
          <text:p text:style-name="P710"><text:span text:style-name="T711">unchoke:<text:s/></text:span>дължина 1,<text:s/><text:span text:style-name="T712">ID: 1:<text:s/></text:span>това е съобщението, което известява отзадавяне на клиента от пиъра. Има фиксирана дължина и няма съдържание.</text:p>
        </text:list-item>
        <text:list-item>
          <text:p text:style-name="P713"><text:span text:style-name="T714">interested:<text:s/></text:span>дължина 1,<text:s/><text:span text:style-name="T715">ID: 2:<text:s/></text:span>това е съобщението, което известява заинтересуваност на пиъра от клиента. Има фиксирана дължина и няма съдържание.</text:p>
        </text:list-item>
        <text:list-item>
          <text:p text:style-name="P716"><text:span text:style-name="T717">not interested:<text:s/></text:span>дължина 1,<text:s/><text:span text:style-name="T718">ID: 3: това е съобщението, което известява незаинтересуваност на пиъра от клиента. Има фиксирана дължина и няма съдържание.</text:span></text:p>
        </text:list-item>
        <text:list-item>
          <text:p text:style-name="P719"><text:span text:style-name="T720">have:<text:s/></text:span>дължина 5,<text:s/><text:span text:style-name="T721">ID: 4,<text:s/></text:span>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722"><text:span text:style-name="T723">bitfield:<text:s/></text:span>дължина 0<text:span text:style-name="T724">+X, ID: 5,<text:s/></text:span>бит поле:</text:p>
        </text:list-item>
      </text:list>
      <text:p text:style-name="P725">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726">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27"><text:span text:style-name="T728">request:<text:s/></text:span>дължина 13,<text:s/><text:span text:style-name="T729">ID: 6</text:span>, индекс на парчето, офсет на блока, дължина на блока</text:p>
        </text:list-item>
      </text:list>
      <text:p text:style-name="P7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fo:line-height="100%"/>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2-24T17:16:00Z</dc:date>
    <meta:template xlink:href="Normal.dotm" xlink:type="simple"/>
    <meta:editing-cycles>40</meta:editing-cycles>
    <meta:editing-duration>PT12960S</meta:editing-duration>
    <meta:document-statistic meta:page-count="16" meta:paragraph-count="46" meta:word-count="3444" meta:character-count="23030" meta:row-count="163" meta:non-whitespace-character-count="19632"/>
  </office:meta>
</office:document-meta>
</file>